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margin-top="0cm" fo:margin-bottom="0cm" loext:contextual-spacing="false"/>
      <style:text-properties officeooo:paragraph-rsid="001aad71"/>
    </style:style>
    <style:style style:name="P2" style:family="paragraph" style:parent-style-name="Text_20_body">
      <style:paragraph-properties fo:margin-top="0cm" fo:margin-bottom="0cm" loext:contextual-spacing="false" fo:text-align="center" style:justify-single-word="false"/>
      <style:text-properties fo:font-weight="bold" officeooo:paragraph-rsid="001aad71"/>
    </style:style>
    <style:style style:name="P3" style:family="paragraph" style:parent-style-name="Text_20_body">
      <style:paragraph-properties fo:margin-top="0cm" fo:margin-bottom="0cm" loext:contextual-spacing="false" fo:text-align="start" style:justify-single-word="false"/>
      <style:text-properties fo:font-weight="bold" officeooo:paragraph-rsid="001aad71"/>
    </style:style>
    <style:style style:name="P4" style:family="paragraph" style:parent-style-name="Text_20_body" style:list-style-name="L15">
      <style:paragraph-properties fo:margin-top="0cm" fo:margin-bottom="0cm" loext:contextual-spacing="false"/>
      <style:text-properties officeooo:paragraph-rsid="001aad71"/>
    </style:style>
    <style:style style:name="P5" style:family="paragraph" style:parent-style-name="Text_20_body" style:list-style-name="L16">
      <style:paragraph-properties fo:margin-top="0cm" fo:margin-bottom="0cm" loext:contextual-spacing="false"/>
      <style:text-properties officeooo:paragraph-rsid="001aad71"/>
    </style:style>
    <style:style style:name="P6" style:family="paragraph" style:parent-style-name="Text_20_body" style:list-style-name="L17">
      <style:paragraph-properties fo:margin-top="0cm" fo:margin-bottom="0cm" loext:contextual-spacing="false"/>
      <style:text-properties officeooo:paragraph-rsid="001aad71"/>
    </style:style>
    <style:style style:name="P7" style:family="paragraph" style:parent-style-name="Text_20_body" style:list-style-name="L19">
      <style:paragraph-properties fo:margin-top="0cm" fo:margin-bottom="0cm" loext:contextual-spacing="false"/>
      <style:text-properties officeooo:paragraph-rsid="001aad71"/>
    </style:style>
    <style:style style:name="P8" style:family="paragraph" style:parent-style-name="Text_20_body" style:list-style-name="L20">
      <style:paragraph-properties fo:margin-top="0cm" fo:margin-bottom="0cm" loext:contextual-spacing="false"/>
      <style:text-properties officeooo:paragraph-rsid="001aad71"/>
    </style:style>
    <style:style style:name="P9" style:family="paragraph" style:parent-style-name="Text_20_body" style:list-style-name="L21">
      <style:paragraph-properties fo:margin-top="0cm" fo:margin-bottom="0cm" loext:contextual-spacing="false"/>
      <style:text-properties officeooo:paragraph-rsid="001aad71"/>
    </style:style>
    <style:style style:name="P10" style:family="paragraph" style:parent-style-name="Text_20_body">
      <style:paragraph-properties fo:margin-top="0cm" fo:margin-bottom="0cm" loext:contextual-spacing="false"/>
      <style:text-properties officeooo:paragraph-rsid="001aad71"/>
    </style:style>
    <style:style style:name="P11" style:family="paragraph" style:parent-style-name="Text_20_body" style:list-style-name="L1">
      <style:text-properties officeooo:paragraph-rsid="001aad71"/>
    </style:style>
    <style:style style:name="P12" style:family="paragraph" style:parent-style-name="Text_20_body">
      <style:paragraph-properties fo:text-align="start" style:justify-single-word="false"/>
      <style:text-properties fo:font-weight="bold" officeooo:paragraph-rsid="001aad71"/>
    </style:style>
    <style:style style:name="P13" style:family="paragraph" style:parent-style-name="Text_20_body" style:list-style-name="L12">
      <style:text-properties officeooo:paragraph-rsid="001aad71"/>
    </style:style>
    <style:style style:name="P14" style:family="paragraph" style:parent-style-name="Text_20_body" style:list-style-name="L13">
      <style:text-properties officeooo:paragraph-rsid="001aad71"/>
    </style:style>
    <style:style style:name="P15" style:family="paragraph" style:parent-style-name="Text_20_body" style:list-style-name="L14">
      <style:text-properties officeooo:paragraph-rsid="001aad71"/>
    </style:style>
    <style:style style:name="P16" style:family="paragraph" style:parent-style-name="Text_20_body" style:list-style-name="L15">
      <style:text-properties officeooo:paragraph-rsid="001aad71"/>
    </style:style>
    <style:style style:name="P17" style:family="paragraph" style:parent-style-name="Text_20_body" style:list-style-name="L16">
      <style:text-properties officeooo:paragraph-rsid="001aad71"/>
    </style:style>
    <style:style style:name="P18" style:family="paragraph" style:parent-style-name="Text_20_body" style:list-style-name="L18">
      <style:text-properties officeooo:paragraph-rsid="001aad71"/>
    </style:style>
    <style:style style:name="P19" style:family="paragraph" style:parent-style-name="Text_20_body" style:list-style-name="L19">
      <style:text-properties officeooo:paragraph-rsid="001aad71"/>
    </style:style>
    <style:style style:name="P20" style:family="paragraph" style:parent-style-name="Text_20_body" style:list-style-name="L20">
      <style:text-properties officeooo:paragraph-rsid="001aad71"/>
    </style:style>
    <style:style style:name="P21" style:family="paragraph" style:parent-style-name="Text_20_body" style:list-style-name="L21">
      <style:text-properties officeooo:paragraph-rsid="001aad71"/>
    </style:style>
    <style:style style:name="P22" style:family="paragraph" style:parent-style-name="Text_20_body">
      <style:text-properties officeooo:paragraph-rsid="001aad71"/>
    </style:style>
    <style:style style:name="P23" style:family="paragraph" style:parent-style-name="Text_20_body" style:list-style-name="L17">
      <style:paragraph-properties fo:margin-top="0cm" fo:margin-bottom="0.499cm" loext:contextual-spacing="false"/>
      <style:text-properties officeooo:paragraph-rsid="001aad71"/>
    </style:style>
    <style:style style:name="P24" style:family="paragraph" style:parent-style-name="Text_20_body">
      <style:paragraph-properties fo:margin-top="0cm" fo:margin-bottom="0.499cm" loext:contextual-spacing="false"/>
      <style:text-properties officeooo:paragraph-rsid="001aad71"/>
    </style:style>
    <style:style style:name="P25" style:family="paragraph" style:parent-style-name="Text_20_body">
      <style:paragraph-properties fo:margin-left="0cm" fo:margin-right="0cm" fo:text-indent="0cm" style:auto-text-indent="false"/>
      <style:text-properties officeooo:paragraph-rsid="001aad71"/>
    </style:style>
    <style:style style:name="P26" style:family="paragraph" style:parent-style-name="Standard">
      <style:text-properties officeooo:paragraph-rsid="001aad71"/>
    </style:style>
    <style:style style:name="P27" style:family="paragraph" style:parent-style-name="Standard">
      <style:paragraph-properties fo:margin-top="0cm" fo:margin-bottom="0cm" loext:contextual-spacing="false"/>
      <style:text-properties officeooo:paragraph-rsid="001aad71"/>
    </style:style>
    <style:style style:name="P28" style:family="paragraph" style:parent-style-name="Standard">
      <style:paragraph-properties fo:margin-top="0cm" fo:margin-bottom="0.499cm" loext:contextual-spacing="false"/>
      <style:text-properties fo:font-style="italic" officeooo:paragraph-rsid="001aad71"/>
    </style:style>
    <style:style style:name="P29" style:family="paragraph" style:parent-style-name="Standard">
      <style:paragraph-properties fo:margin-top="0cm" fo:margin-bottom="0.499cm" loext:contextual-spacing="false"/>
      <style:text-properties officeooo:paragraph-rsid="001aad71"/>
    </style:style>
    <style:style style:name="P30" style:family="paragraph" style:parent-style-name="Preformatted_20_Text">
      <style:text-properties officeooo:paragraph-rsid="001aad71"/>
    </style:style>
    <style:style style:name="P31" style:family="paragraph" style:parent-style-name="Preformatted_20_Text">
      <style:paragraph-properties fo:margin-top="0cm" fo:margin-bottom="0.499cm" loext:contextual-spacing="false"/>
      <style:text-properties fo:font-weight="bold" officeooo:paragraph-rsid="001aad71"/>
    </style:style>
    <style:style style:name="P32" style:family="paragraph" style:parent-style-name="Preformatted_20_Text" style:list-style-name="L12">
      <style:paragraph-properties fo:margin-top="0cm" fo:margin-bottom="0.499cm" loext:contextual-spacing="false"/>
      <style:text-properties officeooo:paragraph-rsid="001aad71"/>
    </style:style>
    <style:style style:name="P33" style:family="paragraph" style:parent-style-name="Preformatted_20_Text" style:list-style-name="L13">
      <style:paragraph-properties fo:margin-top="0cm" fo:margin-bottom="0.499cm" loext:contextual-spacing="false"/>
      <style:text-properties officeooo:paragraph-rsid="001aad71"/>
    </style:style>
    <style:style style:name="P34" style:family="paragraph" style:parent-style-name="Preformatted_20_Text" style:list-style-name="L14">
      <style:paragraph-properties fo:margin-top="0cm" fo:margin-bottom="0.499cm" loext:contextual-spacing="false"/>
      <style:text-properties officeooo:paragraph-rsid="001aad71"/>
    </style:style>
    <style:style style:name="P35" style:family="paragraph" style:parent-style-name="Preformatted_20_Text">
      <style:paragraph-properties fo:margin-top="0cm" fo:margin-bottom="0.499cm" loext:contextual-spacing="false"/>
      <style:text-properties officeooo:paragraph-rsid="001aad71"/>
    </style:style>
    <style:style style:name="P36" style:family="paragraph" style:parent-style-name="Heading_20_2">
      <style:paragraph-properties fo:text-align="center" style:justify-single-word="false"/>
      <style:text-properties officeooo:paragraph-rsid="001aad71"/>
    </style:style>
    <style:style style:name="P37" style:family="paragraph" style:parent-style-name="Heading_20_2">
      <style:text-properties officeooo:paragraph-rsid="001aad71"/>
    </style:style>
    <style:style style:name="P38" style:family="paragraph" style:parent-style-name="Heading_20_3">
      <style:text-properties officeooo:paragraph-rsid="001aad71"/>
    </style:style>
    <style:style style:name="P39" style:family="paragraph" style:parent-style-name="Heading_20_4">
      <style:text-properties officeooo:paragraph-rsid="001aad71"/>
    </style:style>
    <style:style style:name="P40" style:family="paragraph" style:parent-style-name="Quotations">
      <style:text-properties officeooo:paragraph-rsid="001aad71"/>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2">Default Methods for Interfaces</text:h>
      <text:p text:style-name="P22">Java 8 enables us to add non-abstract method implementations to interfaces by utilizing the <text:span text:style-name="Source_20_Text">default</text:span> keyword. This feature is also known as <text:a xlink:type="simple" xlink:href="http://stackoverflow.com/a/24102730" office:target-frame-name="_blank" xlink:show="new" text:style-name="Internet_20_link" text:visited-style-name="Visited_20_Internet_20_Link">virtual extension methods</text:a>. </text:p>
      <text:p text:style-name="P22">Here is our first example:</text:p>
      <text:p text:style-name="P30"><text:span text:style-name="Source_20_Text">interface Formula {</text:span></text:p>
      <text:p text:style-name="P30"><text:span text:style-name="Source_20_Text"><text:s text:c="4"/>double calculate(int a);</text:span></text:p>
      <text:p text:style-name="P30"/>
      <text:p text:style-name="P30"><text:span text:style-name="Source_20_Text"><text:s text:c="4"/>default double sqrt(int a) {</text:span></text:p>
      <text:p text:style-name="P30"><text:span text:style-name="Source_20_Text"><text:s text:c="8"/>return Math.sqrt(a);</text:span></text:p>
      <text:p text:style-name="P30"><text:span text:style-name="Source_20_Text"><text:s text:c="4"/>}</text:span></text:p>
      <text:p text:style-name="P35"><text:span text:style-name="Source_20_Text">}</text:span></text:p>
      <text:p text:style-name="P22">Besides the abstract method <text:span text:style-name="Source_20_Text">calculate</text:span> the interface <text:span text:style-name="Source_20_Text">Formula</text:span> also defines the default method <text:span text:style-name="Source_20_Text">sqrt</text:span>. Concrete classes only have to implement the abstract method <text:span text:style-name="Source_20_Text">calculate</text:span>. The default method <text:span text:style-name="Source_20_Text">sqrt</text:span> can be used out of the box.</text:p>
      <text:p text:style-name="P30"><text:span text:style-name="Source_20_Text">Formula formula = new Formula() {</text:span></text:p>
      <text:p text:style-name="P30"><text:span text:style-name="Source_20_Text"><text:s text:c="4"/>@Override</text:span></text:p>
      <text:p text:style-name="P30"><text:span text:style-name="Source_20_Text"><text:s text:c="4"/>public double calculate(int a) {</text:span></text:p>
      <text:p text:style-name="P30"><text:span text:style-name="Source_20_Text"><text:s text:c="8"/>return sqrt(a * 100);</text:span></text:p>
      <text:p text:style-name="P30"><text:span text:style-name="Source_20_Text"><text:s text:c="4"/>}</text:span></text:p>
      <text:p text:style-name="P30"><text:span text:style-name="Source_20_Text">};</text:span></text:p>
      <text:p text:style-name="P30"/>
      <text:p text:style-name="P30"><text:span text:style-name="Source_20_Text">formula.calculate(100); <text:s text:c="4"/>// 100.0</text:span></text:p>
      <text:p text:style-name="P35"><text:span text:style-name="Source_20_Text">formula.sqrt(16); <text:s text:c="10"/>// 4.0</text:span></text:p>
      <text:p text:style-name="P22">The formula is implemented as an anonymous object. The code is quite verbose: 6 lines of code for such a simple calculation of <text:span text:style-name="Source_20_Text">sqrt(a * 100)</text:span>. As we'll see in the next section, there's a much nicer way of implementing single method objects in Java 8.</text:p>
      <text:h text:style-name="P37" text:outline-level="2"><text:bookmark text:name="lambda-expressions"/>Lambda expressions</text:h>
      <text:p text:style-name="P22">By <text:span text:style-name="T1">lambda expression</text:span> we mean an <text:span text:style-name="T1">anonymous function</text:span> that allows to use code as data and pass it as an argument to a method.</text:p>
      <text:p text:style-name="P22">In previous versions of java many developers used <text:span text:style-name="T1">anonymous classes</text:span> for these purposes. But this solution had some problems: a code was unclear and had redundancy.</text:p>
      <text:p text:style-name="P22">Let's see an example.</text:p>
      <text:p text:style-name="P30"><text:span text:style-name="Source_20_Text">Callable&lt;Integer&gt; callable = new Callable&lt;Integer&gt;() {</text:span></text:p>
      <text:p text:style-name="P30"><text:span text:style-name="Source_20_Text"><text:s text:c="4"/>@Override</text:span></text:p>
      <text:p text:style-name="P30"><text:span text:style-name="Source_20_Text"><text:s text:c="4"/>public Integer call() throws Exception {</text:span></text:p>
      <text:p text:style-name="P30"><text:span text:style-name="Source_20_Text"><text:s text:c="8"/>return 10;</text:span></text:p>
      <text:p text:style-name="P30"><text:span text:style-name="Source_20_Text"><text:s text:c="4"/>}</text:span></text:p>
      <text:p text:style-name="P35"><text:span text:style-name="Source_20_Text">};</text:span></text:p>
      <text:p text:style-name="P22">If we use Java 8+ we can rewrite this code more simple and clear with the lambda:</text:p>
      <text:p text:style-name="P35"><text:span text:style-name="Source_20_Text">Callable&lt;Integer&gt; callable = () -&gt; 10;</text:span></text:p>
      <text:p text:style-name="P22"><text:soft-page-break/>The <text:span text:style-name="T1">Callable&lt;V&gt;</text:span> interface is often used in multithreading programming with lambdas, but in this example it is not important. The main thing is it may be instanced with a lambda expression because the interface has <text:span text:style-name="T1">only one non-static and non-default method</text:span>.</text:p>
      <text:p text:style-name="P22">A lambda expression has two parts: the part before the arrow operator "<text:span text:style-name="Strong_20_Emphasis">-&gt;</text:span>" are the <text:span text:style-name="Strong_20_Emphasis">parameters</text:span> and the part following the "<text:span text:style-name="Strong_20_Emphasis">-&gt;</text:span>" is its <text:span text:style-name="Strong_20_Emphasis">body</text:span>.</text:p>
      <text:p text:style-name="P22">There are a lot of ways to write lambda expressions in Java 8. Let's consider some examples.</text:p>
      <text:p text:style-name="P30"><text:span text:style-name="Source_20_Text">// a simple way to write a lambda expression</text:span></text:p>
      <text:p text:style-name="P30"><text:span text:style-name="Source_20_Text">BiFunction&lt;Integer, Integer, Integer&gt; sum = (x, y) -&gt; x + y;</text:span></text:p>
      <text:p text:style-name="P30"/>
      <text:p text:style-name="P30"><text:span text:style-name="Source_20_Text">// if the only one argument</text:span></text:p>
      <text:p text:style-name="P30"><text:span text:style-name="Source_20_Text">Function&lt;Integer, Integer&gt; identity = x -&gt; x; // (x) -&gt; x; is valid too</text:span></text:p>
      <text:p text:style-name="P30"/>
      <text:p text:style-name="P30"><text:span text:style-name="Source_20_Text">// without type inference</text:span></text:p>
      <text:p text:style-name="P30"><text:span text:style-name="Source_20_Text">Function&lt;Integer, Integer&gt; mult = (Integer x) -&gt; x * 2;</text:span></text:p>
      <text:p text:style-name="P30"/>
      <text:p text:style-name="P30"><text:span text:style-name="Source_20_Text">// with multiple statements</text:span></text:p>
      <text:p text:style-name="P30"><text:span text:style-name="Source_20_Text">Function&lt;Integer, Integer&gt; adder = (x) -&gt; {</text:span></text:p>
      <text:p text:style-name="P30"><text:span text:style-name="Source_20_Text"><text:s text:c="4"/>x += 5;</text:span></text:p>
      <text:p text:style-name="P30"><text:span text:style-name="Source_20_Text"><text:s text:c="4"/>x += 10;</text:span></text:p>
      <text:p text:style-name="P30"><text:span text:style-name="Source_20_Text"><text:s text:c="4"/>return x;</text:span></text:p>
      <text:p text:style-name="P35"><text:span text:style-name="Source_20_Text">};</text:span></text:p>
      <text:p text:style-name="P22">The code before operator "<text:span text:style-name="Strong_20_Emphasis">=</text:span>" is not important now, but you should know <text:span text:style-name="Strong_20_Emphasis">Function&lt;T, R&gt;</text:span> is an interface for representing functions.</text:p>
      <text:p text:style-name="P22"><text:span text:style-name="Strong_20_Emphasis">Additional explanations: </text:span></text:p>
      <text:list xml:id="list2674607924784975259" text:style-name="L1">
        <text:list-item>
          <text:p text:style-name="P1"><text:span text:style-name="Strong_20_Emphasis">BiFunction&lt;T, U, R&gt;</text:span> is an interface representing function with two arguments of types T and U. It returns value of type R. </text:p>
        </text:list-item>
        <text:list-item>
          <text:p text:style-name="P11"><text:span text:style-name="Strong_20_Emphasis">Function&lt;T, R&gt;</text:span> is also a special interface but it has only one argument of type T and returns value of type R. </text:p>
        </text:list-item>
      </text:list>
      <text:p text:style-name="P22">nother way to use code as data is writing method references.</text:p>
      <text:p text:style-name="P22">Let's see some examples:</text:p>
      <text:list xml:id="list7220305778258035836" text:style-name="L12">
        <text:list-item>
          <text:p text:style-name="P13">reference to a static method</text:p>
          <text:p text:style-name="P32"><text:span text:style-name="Source_20_Text">Function&lt;Double,Double&gt; sqrt = Math::sqrt;</text:span></text:p>
        </text:list-item>
      </text:list>
      <text:list xml:id="list2308223428744539171" text:style-name="L13">
        <text:list-item>
          <text:p text:style-name="P14">reference to a non-static method </text:p>
          <text:p text:style-name="P33"><text:span text:style-name="Source_20_Text">BiFunction&lt;Double,Double,Double&gt; multip = calculator::mult;</text:span></text:p>
          <text:p text:style-name="P14">where calculator is an instance of custom <text:span text:style-name="T2">Calculator</text:span> class and <text:span text:style-name="T2">mult</text:span> is a method that multiplies two doubles and returns the double result.</text:p>
        </text:list-item>
      </text:list>
      <text:list xml:id="list6501078069663454321" text:style-name="L14">
        <text:list-item>
          <text:p text:style-name="P15">reference to a constructor of String class </text:p>
          <text:p text:style-name="P34"><text:span text:style-name="Source_20_Text">Supplier&lt;String&gt; generator = String::new;</text:span></text:p>
          <text:p text:style-name="P34"><text:span text:style-name="Source_20_Text">Supplier&lt;String&gt; generator = () -&gt; new String();</text:span></text:p>
        </text:list-item>
      </text:list>
      <text:p text:style-name="P22"/>
      <text:p text:style-name="P22"><text:soft-page-break/></text:p>
      <text:p text:style-name="P22">In the body of a lambda expression we can capture values from a context where the lambda is defined. This technique is called <text:span text:style-name="T1">closure</text:span>.</text:p>
      <text:p text:style-name="P22">Let's see an example.</text:p>
      <text:p text:style-name="P30"><text:span text:style-name="Source_20_Text">final String hello = "Hello, ";</text:span></text:p>
      <text:p text:style-name="P30"><text:span text:style-name="Source_20_Text">Function&lt;String, String&gt; helloFunction = (name) -&gt; hello + name;</text:span></text:p>
      <text:p text:style-name="P30"/>
      <text:p text:style-name="P30"><text:span text:style-name="Source_20_Text">System.out.println(helloFunction.apply("John"));</text:span></text:p>
      <text:p text:style-name="P35"><text:span text:style-name="Source_20_Text">System.out.println(helloFunction.apply("Anastasia"));</text:span></text:p>
      <text:p text:style-name="P22">The lambda expression captured the final variable <text:span text:style-name="T1">hello</text:span>.</text:p>
      <text:p text:style-name="P22">The result of this code.</text:p>
      <text:p text:style-name="P30"><text:span text:style-name="Source_20_Text">Hello, John</text:span></text:p>
      <text:p text:style-name="P35"><text:span text:style-name="Source_20_Text">Hello, Anastasia</text:span></text:p>
      <text:p text:style-name="P22">It's possible only if a context variable has a keyword <text:span text:style-name="T1">final</text:span> or it's <text:span text:style-name="T1">effectively final</text:span>, i.e. variable can't be changed. Otherwise an error happens.</text:p>
      <text:p text:style-name="P22">Let's consider the example with an effectively final variable.</text:p>
      <text:p text:style-name="P30"><text:span text:style-name="Source_20_Text">int constant = 100;</text:span></text:p>
      <text:p text:style-name="P30"><text:span text:style-name="Source_20_Text">Function&lt;Integer, Integer&gt; adder = x -&gt; x + constant;</text:span></text:p>
      <text:p text:style-name="P30"/>
      <text:p text:style-name="P30"><text:span text:style-name="Source_20_Text">System.out.println(adder.apply(200));</text:span></text:p>
      <text:p text:style-name="P35"><text:span text:style-name="Source_20_Text">System.out.println(adder.apply(300));</text:span></text:p>
      <text:p text:style-name="P22">The variable <text:span text:style-name="T1">constant</text:span> is effectively final and being captured by the lambda expression.</text:p>
      <text:p text:style-name="P22"><text:span text:style-name="T1">Note. </text:span>If we use anonymous classes instead of lambdas, we can do the same tricks.</text:p>
      <text:p text:style-name="P22"/>
      <text:p text:style-name="P22"/>
      <text:p text:style-name="P22">Let's start with a simple example of how to sort a list of strings in prior versions of Java:</text:p>
      <text:p text:style-name="P30"><text:span text:style-name="Source_20_Text">List&lt;String&gt; names = Arrays.asList("peter", "anna", "mike", "xenia");</text:span></text:p>
      <text:p text:style-name="P30"/>
      <text:p text:style-name="P30"><text:span text:style-name="Source_20_Text">Collections.sort(names, new Comparator&lt;String&gt;() {</text:span></text:p>
      <text:p text:style-name="P30"><text:span text:style-name="Source_20_Text"><text:s text:c="4"/>@Override</text:span></text:p>
      <text:p text:style-name="P30"><text:span text:style-name="Source_20_Text"><text:s text:c="4"/>public int compare(String a, String b) {</text:span></text:p>
      <text:p text:style-name="P30"><text:span text:style-name="Source_20_Text"><text:s text:c="8"/>return b.compareTo(a);</text:span></text:p>
      <text:p text:style-name="P30"><text:span text:style-name="Source_20_Text"><text:s text:c="4"/>}</text:span></text:p>
      <text:p text:style-name="P35"><text:span text:style-name="Source_20_Text">});</text:span></text:p>
      <text:p text:style-name="P22">The static utility method <text:span text:style-name="Source_20_Text">Collections.sort</text:span> accepts a list and a comparator in order to sort the elements of the given list. You often find yourself creating anonymous comparators and pass them to the sort method.</text:p>
      <text:p text:style-name="P22">Instead of creating anonymous objects all day long, Java 8 comes with a much shorter syntax, <text:span text:style-name="Strong_20_Emphasis">lambda expressions</text:span>:</text:p>
      <text:p text:style-name="P30"><text:span text:style-name="Source_20_Text">Collections.sort(names, (String a, String b) -&gt; {</text:span></text:p>
      <text:p text:style-name="P30"><text:span text:style-name="Source_20_Text"><text:s text:c="4"/>return b.compareTo(a);</text:span></text:p>
      <text:p text:style-name="P35"><text:soft-page-break/><text:span text:style-name="Source_20_Text">});</text:span></text:p>
      <text:p text:style-name="P22">As you can see the code is much shorter and easier to read. But it gets even shorter:</text:p>
      <text:p text:style-name="P35"><text:span text:style-name="Source_20_Text">Collections.sort(names, (String a, String b) -&gt; b.compareTo(a));</text:span></text:p>
      <text:p text:style-name="P22">For one line method bodies you can skip both the braces <text:span text:style-name="Source_20_Text">{}</text:span> and the <text:span text:style-name="Source_20_Text">return</text:span> keyword. But it gets even shorter:</text:p>
      <text:p text:style-name="P35"><text:span text:style-name="Source_20_Text">names.sort((a, b) -&gt; b.compareTo(a));</text:span></text:p>
      <text:p text:style-name="P22">List now has a <text:span text:style-name="Source_20_Text">sort</text:span> method. Also the java compiler is aware of the parameter types so you can skip them as well. Let's dive deeper into how lambda expressions can be used in the wild.</text:p>
      <text:h text:style-name="P37" text:outline-level="2"><text:bookmark text:name="functional-interfaces"/>Functional Interfaces</text:h>
      <text:p text:style-name="P22">How does lambda expressions fit into Java's type system? Each lambda corresponds to a given type, specified by an interface. A so called <text:span text:style-name="Emphasis">functional interface</text:span> must contain <text:span text:style-name="Strong_20_Emphasis">exactly one abstract method</text:span> declaration. Each lambda expression of that type will be matched to this abstract method. Since default methods are not abstract you're free to add default methods to your functional interface.</text:p>
      <text:p text:style-name="P22">We can use arbitrary interfaces as lambda expressions as long as the interface only contains one abstract method. To ensure that your interface meet the requirements, you should add the <text:span text:style-name="Source_20_Text">@FunctionalInterface</text:span> annotation. The compiler is aware of this annotation and throws a compiler error as soon as you try to add a second abstract method declaration to the interface.</text:p>
      <text:p text:style-name="P22">Example:</text:p>
      <text:p text:style-name="P30"><text:span text:style-name="Source_20_Text">@FunctionalInterface</text:span></text:p>
      <text:p text:style-name="P30"><text:span text:style-name="Source_20_Text">interface Converter&lt;F, T&gt; {</text:span></text:p>
      <text:p text:style-name="P30"><text:span text:style-name="Source_20_Text"><text:s text:c="4"/>T convert(F from);</text:span></text:p>
      <text:p text:style-name="P35"><text:span text:style-name="Source_20_Text">}</text:span></text:p>
      <text:p text:style-name="P30"><text:span text:style-name="Source_20_Text">Converter&lt;String, Integer&gt; converter = (from) -&gt; Integer.valueOf(from);</text:span></text:p>
      <text:p text:style-name="P30"><text:span text:style-name="Source_20_Text">Integer converted = converter.convert("123");</text:span></text:p>
      <text:p text:style-name="P35"><text:span text:style-name="Source_20_Text">System.out.println(converted); <text:s text:c="3"/>// 123</text:span></text:p>
      <text:p text:style-name="P22">Keep in mind that the code is also valid if the <text:span text:style-name="Source_20_Text">@FunctionalInterface</text:span> annotation would be omitted.</text:p>
      <text:p text:style-name="P22"><text:span text:style-name="T1">Functional interface</text:span> is an interface with a single abstract method (SAM type). Static and default methods are allowed here. Any functional interface can be implemented using lambda expressions, methods references or anonymous classes.</text:p>
      <text:p text:style-name="P22">Examples: <text:span text:style-name="T1">Runnable</text:span>, <text:span text:style-name="T1">Callable&lt;V&gt;</text:span>, <text:span text:style-name="T1">Comparator&lt;T&gt;</text:span>, <text:span text:style-name="T1">ActionListener</text:span> and others.</text:p>
      <text:p text:style-name="P22"><text:span text:style-name="T1">IMPORTANT:</text:span> you can't extend class (even abstract), enum or annotation by a lambda expression or a method reference.</text:p>
      <text:p text:style-name="P22">There is a special annotation <text:span text:style-name="T1">@FunctionalInterface</text:span> exists in <text:span text:style-name="T1">The Java Class Library</text:span>. It marks functional interfaces and indicates if the interface doesn't satisfy the requirements of a functional <text:soft-page-break/>interface. The annotation is not mandatory for creating lambda expressions but it's recommended to mark functional interfaces.</text:p>
      <text:p text:style-name="P22">Let's declare our own generic functional interface for representing a simple function with one argument. See code below.</text:p>
      <text:p text:style-name="P30"><text:span text:style-name="Source_20_Text">@FunctionalInterface</text:span></text:p>
      <text:p text:style-name="P30"><text:span text:style-name="Source_20_Text">public interface Fun&lt;T, R&gt; {</text:span></text:p>
      <text:p text:style-name="P30"><text:span text:style-name="Source_20_Text"><text:s text:c="4"/>R apply(T t);</text:span></text:p>
      <text:p text:style-name="P30"/>
      <text:p text:style-name="P30"><text:span text:style-name="Source_20_Text"><text:s text:c="4"/>static void doNothingStatic() { }</text:span></text:p>
      <text:p text:style-name="P30"><text:span text:style-name="Source_20_Text"><text:s text:c="4"/>default void doNothingByDefault() { }</text:span></text:p>
      <text:p text:style-name="P35"><text:span text:style-name="Source_20_Text">}</text:span></text:p>
      <text:p text:style-name="P10"/>
      <text:p text:style-name="P10">Now we can create an instance of <text:span text:style-name="T1">Fun&lt;Double, Double&gt;</text:span> using lambda expression.</text:p>
      <text:p text:style-name="P22"/>
      <text:p text:style-name="P35"><text:span text:style-name="Source_20_Text">Fun&lt;Double, Double&gt; fun = (x) -&gt; x * 2 + 1;</text:span></text:p>
      <text:p text:style-name="P22"><text:line-break/>It means the <text:span text:style-name="T1">fun </text:span>accepts Double value  <text:span text:style-name="T1">x</text:span> and returns other double value <text:span text:style-name="T1">(x * 2 + 1)</text:span>.</text:p>
      <text:p text:style-name="P10">To get result we call the <text:span text:style-name="T1">apply</text:span> method of the functional interface. It's just like an object.</text:p>
      <text:p text:style-name="P22"/>
      <text:p text:style-name="P35"><text:span text:style-name="Source_20_Text">double result = fun.apply(3d);</text:span></text:p>
      <text:p text:style-name="P26"/>
      <text:section text:style-name="Sect1" text:name="ember2529">
        <text:section text:style-name="Sect1" text:name="ember2530">
          <text:h text:style-name="P36" text:outline-level="2">The <text:span text:style-name="Emphasis">java</text:span>.<text:span text:style-name="Emphasis">util</text:span>.<text:span text:style-name="Emphasis">function </text:span>package</text:h>
          <text:p text:style-name="P10">Since java 8 the JCL has a lot of functional interfaces that represent functions. These functional interfaces are in <text:span text:style-name="T1">java.util.function</text:span>.</text:p>
          <text:p text:style-name="P10">The package contains more than 40 functional interfaces of five groups: <text:span text:style-name="T1">functions, operators, predicates, suppliers</text:span> and <text:span text:style-name="T1">consumers</text:span>. </text:p>
          <text:p text:style-name="P10"/>
          <text:p text:style-name="P22">Let's consider these groups.</text:p>
          <text:list xml:id="list2965455377609859546" text:style-name="L15">
            <text:list-item>
              <text:p text:style-name="P4"><text:span text:style-name="T1">Functions </text:span>accept arguments and produce results.</text:p>
            </text:list-item>
            <text:list-item>
              <text:p text:style-name="P4"><text:span text:style-name="T1">Operators</text:span> produce results of the same type as their arguments (special case of function).</text:p>
            </text:list-item>
            <text:list-item>
              <text:p text:style-name="P4"><text:span text:style-name="T1">Predicates</text:span> return boolean values and accept any arguments (boolean-valued function).</text:p>
            </text:list-item>
            <text:list-item>
              <text:p text:style-name="P4"><text:span text:style-name="T1">Suppliers</text:span> return values and accept nothing.</text:p>
            </text:list-item>
            <text:list-item>
              <text:p text:style-name="P16"><text:span text:style-name="T1">Consumers</text:span> accept arguments and return no result.</text:p>
            </text:list-item>
          </text:list>
          <text:p text:style-name="P10">Main differences between functional interfaces in the same group are number of arguments and generic or not.</text:p>
          <text:p text:style-name="P10"/>
          <text:p text:style-name="P22">Some examples:</text:p>
          <text:list xml:id="list1036687213524641505" text:style-name="L16">
            <text:list-item>
              <text:p text:style-name="P5"><text:span text:style-name="T1">Function&lt;T, R&gt;</text:span> accepts a value of type T and produces a result of type R.</text:p>
            </text:list-item>
            <text:list-item>
              <text:p text:style-name="P5"><text:span text:style-name="T1">BiFunction&lt;T, U, R&gt;</text:span> accepts two values of T and U types and produces a result of type R.</text:p>
            </text:list-item>
            <text:list-item>
              <text:p text:style-name="P5"><text:soft-page-break/><text:span text:style-name="T1">LongFunction&lt;R&gt;</text:span> accepts a long value and produces a result of type R.</text:p>
            </text:list-item>
            <text:list-item>
              <text:p text:style-name="P5"><text:span text:style-name="T1">IntToDoubleFunction</text:span> accepts an integer value and produces a double value.</text:p>
            </text:list-item>
            <text:list-item>
              <text:p text:style-name="P5"><text:span text:style-name="T1">IntPredicate</text:span> accepts an integer value and returns boolean value.</text:p>
            </text:list-item>
            <text:list-item>
              <text:p text:style-name="P5"><text:span text:style-name="T1">Supplier&lt;T&gt;</text:span> returns a value of type T.</text:p>
            </text:list-item>
            <text:list-item>
              <text:p text:style-name="P5"><text:span text:style-name="T1">BiConsumer&lt;T, U&gt;</text:span> accepts two values of T and U types.</text:p>
            </text:list-item>
            <text:list-item>
              <text:p text:style-name="P17">And others...</text:p>
            </text:list-item>
          </text:list>
          <text:p text:style-name="P10"/>
          <text:p text:style-name="P10">For details see <text:a xlink:type="simple" xlink:href="https://docs.oracle.com/javase/8/docs/api/java/util/function/package-summary.html" office:target-frame-name="_blank" xlink:show="new" text:style-name="Internet_20_link" text:visited-style-name="Visited_20_Internet_20_Link">https://docs.oracle.com/javase/8/docs/api/java/util/function/package-summary.html</text:a></text:p>
          <text:p text:style-name="P10"/>
          <text:p text:style-name="P10">Sometimes we will use generic interfaces and sometimes non-generic.</text:p>
        </text:section>
      </text:section>
      <text:p text:style-name="P22">Let's consider some functional interfaces.</text:p>
      <text:p text:style-name="P30"><text:span text:style-name="Source_20_Text">// generator accepts nothing and returns integer value 3</text:span></text:p>
      <text:p text:style-name="P30"><text:span text:style-name="Source_20_Text">IntSupplier generator = () -&gt; 3;</text:span></text:p>
      <text:p text:style-name="P30"/>
      <text:p text:style-name="P30"><text:span text:style-name="Source_20_Text">final int factor = 2;</text:span></text:p>
      <text:p text:style-name="P30"/>
      <text:p text:style-name="P30"><text:span text:style-name="Source_20_Text">// multiplier accepts an integer value and returns another one, it uses closure</text:span></text:p>
      <text:p text:style-name="P30"><text:span text:style-name="Source_20_Text">IntUnaryOperator multiplier = val -&gt; factor * val;</text:span></text:p>
      <text:p text:style-name="P30"/>
      <text:p text:style-name="P30"><text:span text:style-name="Source_20_Text">// predicate isEven accepts an integer value and returns true if the value is even else false</text:span></text:p>
      <text:p text:style-name="P30"><text:span text:style-name="Source_20_Text">IntPredicate isEven = val -&gt; val % 2 == 0;</text:span></text:p>
      <text:p text:style-name="P30"/>
      <text:p text:style-name="P30"><text:span text:style-name="Source_20_Text">// printer accepts a value and prints it in the standard out, it returns nothing</text:span></text:p>
      <text:p text:style-name="P35"><text:span text:style-name="Source_20_Text">Consumer&lt;String&gt; printer = System.out::println;</text:span></text:p>
      <text:p text:style-name="P10">As you can see, types of interfaces (left) and type of lambdas (right) has the same semantic meaning. Actually, parameters and returned value of lambda corresponds to parameters and returned value of the SAM in a functional interface.<text:span text:style-name="T1"><text:line-break/><text:line-break/>IntSupplier</text:span> has a method <text:span text:style-name="T1">int getAsInt()</text:span> that corresponds to lambda <text:span text:style-name="T1">() -&gt; 3 </text:span>in the example above. <text:span text:style-name="T1"><text:line-break/></text:span>Also, <text:span text:style-name="T1">IntPredicate</text:span> has a method <text:span text:style-name="T1">boolean test(int value)</text:span> that corresponds to lambda <text:span text:style-name="T1">val -&gt; val % 2 == 0</text:span>.</text:p>
      <text:p text:style-name="P26">According to Wikipedia:</text:p>
      <text:p text:style-name="P28">"In computer programming, a callback is a piece of executable code that is passed as an argument to other code, which is expected to call back (execute) the argument at some convenient time."</text:p>
      <text:p text:style-name="P22">In other words, in Java, we can pass our functions (presented by objects) in a method/function as its arguments.</text:p>
      <text:p text:style-name="P22">Let's take an example. Since Java 8, any collection has the <text:span text:style-name="T1">forEach()</text:span> method. The method accepts <text:span text:style-name="T1">Consumer</text:span> and calls it for each element in the collection.</text:p>
      <text:p text:style-name="P30"><text:span text:style-name="Source_20_Text">// our collection with fruits</text:span></text:p>
      <text:p text:style-name="P30"><text:span text:style-name="Source_20_Text">List&lt;String&gt; fruits = Arrays.asList("apple", "pear", "orange", "banana");</text:span></text:p>
      <text:p text:style-name="P30"/>
      <text:p text:style-name="P30"><text:span text:style-name="Source_20_Text">// it will print all fruits in the collection</text:span></text:p>
      <text:p text:style-name="P35"><text:span text:style-name="Source_20_Text">fruits.forEach(System.out::println);</text:span></text:p>
      <text:p text:style-name="P10">Of course, we can pass a more difficult logic as a callback.</text:p>
      <text:p text:style-name="P22"><text:soft-page-break/></text:p>
      <text:p text:style-name="P30"><text:span text:style-name="Source_20_Text">fruits.forEach(fruit -&gt; {</text:span></text:p>
      <text:p text:style-name="P30"><text:span text:style-name="Source_20_Text"><text:s text:c="4"/>String doubleFruit = fruit.concat(fruit).toUpperCase();</text:span></text:p>
      <text:p text:style-name="P30"><text:span text:style-name="Source_20_Text"><text:s text:c="4"/>if (doubleFruit.length() &gt; 10) {</text:span></text:p>
      <text:p text:style-name="P30"><text:span text:style-name="Source_20_Text"><text:s text:c="8"/>System.out.println(doubleFruit);</text:span></text:p>
      <text:p text:style-name="P30"><text:span text:style-name="Source_20_Text"><text:s text:c="4"/>}</text:span></text:p>
      <text:p text:style-name="P35"><text:span text:style-name="Source_20_Text">});</text:span></text:p>
      <text:p text:style-name="P10"/>
      <text:p text:style-name="P22">The result is shown below.</text:p>
      <text:p text:style-name="P30"><text:span text:style-name="Source_20_Text">ORANGEORANGE</text:span></text:p>
      <text:p text:style-name="P35"><text:span text:style-name="Source_20_Text">BANANABANANA</text:span></text:p>
      <text:p text:style-name="P10"/>
      <text:p text:style-name="P10"><text:span text:style-name="T1">Note</text:span>. In functional programming, a function (including methods in Java) that accepts or returns another function is called a <text:span text:style-name="T1">higher-order function</text:span>. A lot of features such as <text:span text:style-name="T1">function composition</text:span>, <text:span text:style-name="T1">currying</text:span>, <text:span text:style-name="T1">monads</text:span> and some others based on this idea.</text:p>
      <text:p text:style-name="P22">Function composition is a powerful mechanism for combining functions to build more complicated functions.</text:p>
      <text:p text:style-name="P12">COMPOSING FUNCTIONS</text:p>
      <text:p text:style-name="P22">In java 8, the functional interface <text:span text:style-name="T1">Function&lt;T, R&gt; </text:span>has two default methods <text:span text:style-name="T1">compose(...)</text:span> and <text:span text:style-name="T1">andThen(...)</text:span> for composing new functions. The main difference between these methods is the execution order.</text:p>
      <text:p text:style-name="P22">Generally, <text:span text:style-name="T1">f.compose(g).apply(x)</text:span> is the same as <text:span text:style-name="T1">f(g(x)),</text:span> and <text:span text:style-name="T1">f.andThen(g).apply(x)</text:span> is the same as <text:span text:style-name="T1">g(f(x)).</text:span></text:p>
      <text:p text:style-name="P22">Let's see an example with two functions: <text:span text:style-name="T1">adder</text:span> and <text:span text:style-name="T1">multiplier</text:span>.</text:p>
      <text:p text:style-name="P30"><text:span text:style-name="Source_20_Text">Function&lt;Integer, Integer&gt; adder = x -&gt; x + 10;</text:span></text:p>
      <text:p text:style-name="P30"><text:span text:style-name="Source_20_Text">Function&lt;Integer, Integer&gt; multiplier = x -&gt; x * 5;</text:span></text:p>
      <text:p text:style-name="P30"/>
      <text:p text:style-name="P30"><text:span text:style-name="Source_20_Text">// compose: adder(multiplier(5))</text:span></text:p>
      <text:p text:style-name="P30"><text:span text:style-name="Source_20_Text">System.out.println("result: " + adder.compose(multiplier).apply(5));</text:span></text:p>
      <text:p text:style-name="P30"/>
      <text:p text:style-name="P30"><text:span text:style-name="Source_20_Text">// andThen: multiplier(adder(5))</text:span></text:p>
      <text:p text:style-name="P35"><text:span text:style-name="Source_20_Text">System.out.println("result: " + adder.andThen(multiplier).apply(5));</text:span></text:p>
      <text:p text:style-name="P10"/>
      <text:p text:style-name="P10"><text:line-break/>In this case method <text:span text:style-name="T1">compose</text:span> returns a composed function that first applies <text:span text:style-name="T1">multiplier </text:span>to its input, and then applies <text:span text:style-name="T1">adder</text:span> to the result. Method <text:span text:style-name="T1">andThen </text:span>returns a composed function that first applies <text:span text:style-name="T1">adder</text:span> to its input, and then applies <text:span text:style-name="T1">multiplier</text:span> to the result.</text:p>
      <text:p text:style-name="P10"/>
      <text:p text:style-name="P22">The result of this program:</text:p>
      <text:p text:style-name="P30"><text:span text:style-name="Source_20_Text">result: 35</text:span></text:p>
      <text:p text:style-name="P35"><text:span text:style-name="Source_20_Text">result: 75</text:span></text:p>
      <text:p text:style-name="P31">default Consumer&lt;T&gt; andThen(Consumer&lt;? super T&gt; after) {</text:p>
      <text:p text:style-name="P30"><text:soft-page-break/><text:s text:c="4"/>Objects.requireNonNull(after);</text:p>
      <text:p text:style-name="P30"><text:s text:c="4"/>return (T t) -&gt; { accept(t); after.accept(t); };</text:p>
      <text:p text:style-name="P35">}</text:p>
      <text:p text:style-name="P2"/>
      <text:p text:style-name="P3">COMPOSING PREDICATES</text:p>
      <text:p text:style-name="P10"/>
      <text:p text:style-name="P10">The functional interface <text:span text:style-name="T1">IntPredicate</text:span> (as well as other predicates) has three methods for composing new predicates: <text:span text:style-name="T1">and(...)</text:span>, <text:span text:style-name="T1">or(...)</text:span> and <text:span text:style-name="T1">negate(...)</text:span>. The meaning is clear from the names.</text:p>
      <text:p text:style-name="P10"/>
      <text:p text:style-name="P10">Let's assume we have <text:span text:style-name="T1">List&lt;Integer&gt; numbers</text:span> filled by integer numbers from 1 to 30 (inclusive).</text:p>
      <text:p text:style-name="P10">We'd like to print only those numbers which are odd or can be divided by 3 (i.e. x % 3 == 0).</text:p>
      <text:p text:style-name="P22"><text:line-break/>The code to do it is shown below. </text:p>
      <text:p text:style-name="P30"><text:span text:style-name="Source_20_Text">IntPredicate isEven = x -&gt; x % 2 == 0;</text:span></text:p>
      <text:p text:style-name="P30"><text:span text:style-name="Source_20_Text">IntPredicate dividedBy3 = x -&gt; x % 3 == 0;</text:span></text:p>
      <text:p text:style-name="P30"><text:span text:style-name="Source_20_Text">IntPredicate pred = isEven.negate().or(dividedBy3);</text:span></text:p>
      <text:p text:style-name="P30"/>
      <text:p text:style-name="P30"><text:span text:style-name="Source_20_Text">// print all odd values and even values that can be divided by 3.</text:span></text:p>
      <text:p text:style-name="P30"><text:span text:style-name="Source_20_Text">numbers.forEach(val -&gt; {</text:span></text:p>
      <text:p text:style-name="P30"><text:span text:style-name="Source_20_Text"><text:s text:c="4"/>if (pred.test(val)) System.out.print(val + " ");</text:span></text:p>
      <text:p text:style-name="P35"><text:span text:style-name="Source_20_Text">});</text:span></text:p>
      <text:p text:style-name="P10"/>
      <text:p text:style-name="P22">The result of this program:</text:p>
      <text:p text:style-name="P35"><text:span text:style-name="Source_20_Text">1 3 5 6 7 9 11 12 13 15 17 18 19 21 23 24 25 27 29 30  </text:span></text:p>
      <text:p text:style-name="P26">In object-oriented design various patterns are widely used, such as factory, strategy, template method, command, chain of responsibility, observer and so on.</text:p>
      <text:p text:style-name="P26"/>
      <text:p text:style-name="P26">In some of these patterns we need to create a base class (abstract or interface) with single abstract method and then implement it in all concrete classes (for example, in strategy, chain of responsibility, observer and some others) or do something similar. In this case we can use lambda expressions instead of creating concrete classes.</text:p>
      <text:p text:style-name="P26"/>
      <text:p text:style-name="P26"><text:span text:style-name="T1">Let's see an example:</text:span> rewriting strategy pattern using lambda expressions.</text:p>
      <text:p text:style-name="P26">If you are not already familiar with the pattern, read this: <text:a xlink:type="simple" xlink:href="https://en.wikipedia.org/wiki/Strategy_pattern" office:target-frame-name="_blank" xlink:show="new" text:style-name="Internet_20_link" text:visited-style-name="Visited_20_Internet_20_Link">https://en.wikipedia.org/wiki/Strategy_pattern</text:a>.</text:p>
      <text:p text:style-name="P26"/>
      <text:p text:style-name="P26">Our domain is generating an account number using different algorithms. We have four classes as show below.</text:p>
      <text:p text:style-name="P29"/>
      <text:p text:style-name="P30"><text:span text:style-name="Source_20_Text">/**</text:span></text:p>
      <text:p text:style-name="P30"><text:span text:style-name="Source_20_Text">  * Generates an account number using a generation strategy</text:span></text:p>
      <text:p text:style-name="P30"><text:span text:style-name="Source_20_Text">  */</text:span></text:p>
      <text:p text:style-name="P30"><text:span text:style-name="Source_20_Text">class NumberGenerator {</text:span></text:p>
      <text:p text:style-name="P30"/>
      <text:p text:style-name="P30"><text:span text:style-name="Source_20_Text">    // This may be any subclass of GenerationStrategy</text:span></text:p>
      <text:p text:style-name="P30"><text:span text:style-name="Source_20_Text">    private final GenerationStrategy strategy;</text:span></text:p>
      <text:p text:style-name="P30"/>
      <text:p text:style-name="P30"><text:span text:style-name="Source_20_Text">    public NumberGenerator(GenerationStrategy strategy) {</text:span></text:p>
      <text:p text:style-name="P30"><text:span text:style-name="Source_20_Text">        this.strategy = strategy;</text:span></text:p>
      <text:p text:style-name="P30"><text:soft-page-break/><text:span text:style-name="Source_20_Text">    }</text:span></text:p>
      <text:p text:style-name="P30"/>
      <text:p text:style-name="P30"><text:span text:style-name="Source_20_Text">    public String generate() {</text:span></text:p>
      <text:p text:style-name="P30"><text:span text:style-name="Source_20_Text">        return strategy.generate();</text:span></text:p>
      <text:p text:style-name="P30"><text:span text:style-name="Source_20_Text">    }</text:span></text:p>
      <text:p text:style-name="P30"/>
      <text:p text:style-name="P30"><text:span text:style-name="Source_20_Text">    public GenerationStrategy getStrategy() {</text:span></text:p>
      <text:p text:style-name="P30"><text:span text:style-name="Source_20_Text">        return strategy;</text:span></text:p>
      <text:p text:style-name="P30"><text:span text:style-name="Source_20_Text">    }</text:span></text:p>
      <text:p text:style-name="P30"><text:span text:style-name="Source_20_Text">}</text:span></text:p>
      <text:p text:style-name="P30"/>
      <text:p text:style-name="P30"><text:span text:style-name="Source_20_Text">/**</text:span></text:p>
      <text:p text:style-name="P30"><text:span text:style-name="Source_20_Text">  * Abstract generation strategy</text:span></text:p>
      <text:p text:style-name="P30"><text:span text:style-name="Source_20_Text">  */</text:span></text:p>
      <text:p text:style-name="P30"><text:span text:style-name="Source_20_Text">abstract class GenerationStrategy {</text:span></text:p>
      <text:p text:style-name="P30"/>
      <text:p text:style-name="P30"><text:span text:style-name="Source_20_Text">    abstract String generate();</text:span></text:p>
      <text:p text:style-name="P30"><text:span text:style-name="Source_20_Text">}</text:span></text:p>
      <text:p text:style-name="P30"/>
      <text:p text:style-name="P30"><text:span text:style-name="Source_20_Text">/**</text:span></text:p>
      <text:p text:style-name="P30"><text:span text:style-name="Source_20_Text">  * Concrete generation strategy. It generates number based on UUID</text:span></text:p>
      <text:p text:style-name="P30"><text:span text:style-name="Source_20_Text">  */</text:span></text:p>
      <text:p text:style-name="P30"><text:span text:style-name="Source_20_Text">class UUIDGenerationStrategy extends GenerationStrategy {</text:span></text:p>
      <text:p text:style-name="P30"/>
      <text:p text:style-name="P30"><text:span text:style-name="Source_20_Text">    @Override</text:span></text:p>
      <text:p text:style-name="P30"><text:span text:style-name="Source_20_Text">    public String generate() {</text:span></text:p>
      <text:p text:style-name="P30"><text:span text:style-name="Source_20_Text">        return UUID.randomUUID().toString();</text:span></text:p>
      <text:p text:style-name="P30"><text:span text:style-name="Source_20_Text">    }</text:span></text:p>
      <text:p text:style-name="P30"><text:span text:style-name="Source_20_Text">}</text:span></text:p>
      <text:p text:style-name="P30"/>
      <text:p text:style-name="P30"><text:span text:style-name="Source_20_Text">/**</text:span></text:p>
      <text:p text:style-name="P30"><text:span text:style-name="Source_20_Text">  * Concrete generation strategy. It generates number based on the prefix and a random value</text:span></text:p>
      <text:p text:style-name="P30"><text:span text:style-name="Source_20_Text">  */</text:span></text:p>
      <text:p text:style-name="P30"><text:span text:style-name="Source_20_Text">class FormattedRandomGenerationStrategy extends GenerationStrategy {</text:span></text:p>
      <text:p text:style-name="P30"><text:span text:style-name="Source_20_Text">    private final Random random = new Random();</text:span></text:p>
      <text:p text:style-name="P30"/>
      <text:p text:style-name="P30"><text:span text:style-name="Source_20_Text">    @Override</text:span></text:p>
      <text:p text:style-name="P30"><text:span text:style-name="Source_20_Text">    public String generate() {</text:span></text:p>
      <text:p text:style-name="P30"><text:span text:style-name="Source_20_Text">        return "111-123-" + Math.abs(random.nextInt());</text:span></text:p>
      <text:p text:style-name="P30"><text:span text:style-name="Source_20_Text">    }</text:span></text:p>
      <text:p text:style-name="P35"><text:span text:style-name="Source_20_Text">}</text:span></text:p>
      <text:p text:style-name="P10"/>
      <text:p text:style-name="P10">There are <text:span text:style-name="T1">NumberGenerator</text:span>, an abstract <text:span text:style-name="T1">GenerationStrategy</text:span> and two concrete strategies: <text:span text:style-name="T1">UUIDGenerationStrategy </text:span>and <text:span text:style-name="T1">FormattedRandomGenerationStrategy </text:span>that represents concrete algorithms.</text:p>
      <text:p text:style-name="P10"/>
      <text:p text:style-name="P10">Now, we can use it as follows.</text:p>
      <text:p text:style-name="P22"/>
      <text:p text:style-name="P30"><text:span text:style-name="Source_20_Text">// an example of using UUIDGeneratingStrategy</text:span></text:p>
      <text:p text:style-name="P30"><text:span text:style-name="Source_20_Text">final NumberGenerator uuidGenerator = new NumberGenerator(new UUIDGeneratingStrategy());</text:span></text:p>
      <text:p text:style-name="P30"/>
      <text:p text:style-name="P30"><text:span text:style-name="Source_20_Text">System.out.println(uuidGenerator.generate());</text:span></text:p>
      <text:p text:style-name="P30"/>
      <text:p text:style-name="P30"><text:span text:style-name="Source_20_Text">// an example of using FormattedRandomGenerationStrategy</text:span></text:p>
      <text:p text:style-name="P30"><text:span text:style-name="Source_20_Text">final NumberGenerator randomGenerator = new NumberGenerator(new FormattedRandomGenerationStrategy());</text:span></text:p>
      <text:p text:style-name="P30"/>
      <text:p text:style-name="P35"><text:soft-page-break/><text:span text:style-name="Source_20_Text">System.out.println(randomGenerator.generate());</text:span></text:p>
      <text:p text:style-name="P10"/>
      <text:p text:style-name="P10">If we'd like to create new generation strategy (new behavior), we need to write a new concrete strategy class.</text:p>
      <text:p text:style-name="P10"/>
      <text:p text:style-name="P10">Instead of this, we can use lambda expressions to create new strategies easy and concise. We don't need to modify <text:span text:style-name="T1">NumberGenerator</text:span> class, but let's rewrite our abstract <text:span text:style-name="T1">GenerationStrategy</text:span> as follows and remove our classes for representing concrete strategies.</text:p>
      <text:p text:style-name="P22"/>
      <text:p text:style-name="P30"/>
      <text:p text:style-name="P30"><text:span text:style-name="Source_20_Text">/**</text:span></text:p>
      <text:p text:style-name="P30"><text:span text:style-name="Source_20_Text">  * Functional interface for the abstract generation strategy.</text:span></text:p>
      <text:p text:style-name="P30"><text:span text:style-name="Source_20_Text"><text:s text:c="2"/>* It's a String supplier</text:span></text:p>
      <text:p text:style-name="P30"><text:span text:style-name="Source_20_Text">  */</text:span></text:p>
      <text:p text:style-name="P30"><text:span text:style-name="Source_20_Text">@FunctionalInterface</text:span></text:p>
      <text:p text:style-name="P30"><text:span text:style-name="Source_20_Text">interface GenerationStrategy {</text:span></text:p>
      <text:p text:style-name="P30"/>
      <text:p text:style-name="P30"><text:span text:style-name="Source_20_Text">    String generate();</text:span></text:p>
      <text:p text:style-name="P30"/>
      <text:p text:style-name="P35"><text:span text:style-name="Source_20_Text">}</text:span></text:p>
      <text:p text:style-name="P10"/>
      <text:p text:style-name="P10">Now, we can use the strategy pattern as follows.</text:p>
      <text:p text:style-name="P22"/>
      <text:p text:style-name="P30"><text:span text:style-name="Source_20_Text">// It's instead of UUIDGeneratingStrategy</text:span></text:p>
      <text:p text:style-name="P35"><text:span text:style-name="Source_20_Text">final NumberGenerator uuidGenerator = new NumberGenerator(() -&gt; UUID.randomUUID().toString());</text:span></text:p>
      <text:p text:style-name="P30"><text:span text:style-name="Source_20_Text">System.out.println(uuidGenerator.generate());</text:span></text:p>
      <text:p text:style-name="P30"/>
      <text:p text:style-name="P30"><text:span text:style-name="Source_20_Text">final Random random = new Random();</text:span></text:p>
      <text:p text:style-name="P30"><text:span text:style-name="Source_20_Text">// Another simple generator for tests purposes</text:span></text:p>
      <text:p text:style-name="P30"><text:span text:style-name="Source_20_Text">final NumberGenerator testGenerator = new NumberGenerator(() -&gt; "test-" + String.valueOf(random.nextInt(100)));</text:span></text:p>
      <text:p text:style-name="P30"/>
      <text:p text:style-name="P35"><text:span text:style-name="Source_20_Text">System.out.println(testGenerator.generate());</text:span></text:p>
      <text:p text:style-name="P22">You can find more information about writing design patterns in functional style this:</text:p>
      <text:list xml:id="list2785166306880687193" text:style-name="L17">
        <text:list-item>
          <text:p text:style-name="P6"><text:span text:style-name="T3">Richard Warburton. Java 8 Lambdas</text:span> </text:p>
        </text:list-item>
        <text:list-item>
          <text:p text:style-name="P23"><text:span text:style-name="Source_20_Text"><text:span text:style-name="T3">Raoul-Gabriel Urma, Mario Fusco, and Alan Mycroft. Java 8 in Action</text:span></text:span></text:p>
        </text:list-item>
      </text:list>
      <text:h text:style-name="P37" text:outline-level="2"><text:bookmark text:name="method-and-constructor-references"/>Method and Constructor References</text:h>
      <text:p text:style-name="P22">The above example code can be further simplified by utilizing static method references:</text:p>
      <text:p text:style-name="P30"><text:span text:style-name="Source_20_Text">Converter&lt;String, Integer&gt; converter = Integer::valueOf;</text:span></text:p>
      <text:p text:style-name="P30"><text:span text:style-name="Source_20_Text">Integer converted = converter.convert("123");</text:span></text:p>
      <text:p text:style-name="P35"><text:span text:style-name="Source_20_Text">System.out.println(converted); <text:s text:c="2"/>// 123</text:span></text:p>
      <text:p text:style-name="P22"><text:soft-page-break/>Java 8 enables you to pass references of methods or constructors via the <text:span text:style-name="Source_20_Text">::</text:span> keyword. The above example shows how to reference a static method. But we can also reference object methods:</text:p>
      <text:p text:style-name="P30"><text:span text:style-name="Source_20_Text">class Something {</text:span></text:p>
      <text:p text:style-name="P30"><text:span text:style-name="Source_20_Text"><text:s text:c="4"/>String startsWith(String s) {</text:span></text:p>
      <text:p text:style-name="P30"><text:span text:style-name="Source_20_Text"><text:s text:c="8"/>return String.valueOf(s.charAt(0));</text:span></text:p>
      <text:p text:style-name="P30"><text:span text:style-name="Source_20_Text"><text:s text:c="4"/>}</text:span></text:p>
      <text:p text:style-name="P35"><text:span text:style-name="Source_20_Text">}</text:span></text:p>
      <text:p text:style-name="P30"><text:span text:style-name="Source_20_Text">Something something = new Something();</text:span></text:p>
      <text:p text:style-name="P30"><text:span text:style-name="Source_20_Text">Converter&lt;String, String&gt; converter = something::startsWith;</text:span></text:p>
      <text:p text:style-name="P30"><text:span text:style-name="Source_20_Text">String converted = converter.convert("Java");</text:span></text:p>
      <text:p text:style-name="P35"><text:span text:style-name="Source_20_Text">System.out.println(converted); <text:s text:c="3"/>// "J"</text:span></text:p>
      <text:p text:style-name="P22">Let's see how the <text:span text:style-name="Source_20_Text">::</text:span> keyword works for constructors. First we define an example bean with different constructors:</text:p>
      <text:p text:style-name="P30"><text:span text:style-name="Source_20_Text">class Person {</text:span></text:p>
      <text:p text:style-name="P30"><text:span text:style-name="Source_20_Text"><text:s text:c="4"/>String firstName;</text:span></text:p>
      <text:p text:style-name="P30"><text:span text:style-name="Source_20_Text"><text:s text:c="4"/>String lastName;</text:span></text:p>
      <text:p text:style-name="P30"/>
      <text:p text:style-name="P30"><text:span text:style-name="Source_20_Text"><text:s text:c="4"/>Person() {}</text:span></text:p>
      <text:p text:style-name="P30"/>
      <text:p text:style-name="P30"><text:span text:style-name="Source_20_Text"><text:s text:c="4"/>Person(String firstName, String lastName) {</text:span></text:p>
      <text:p text:style-name="P30"><text:span text:style-name="Source_20_Text"><text:s text:c="8"/>this.firstName = firstName;</text:span></text:p>
      <text:p text:style-name="P30"><text:span text:style-name="Source_20_Text"><text:s text:c="8"/>this.lastName = lastName;</text:span></text:p>
      <text:p text:style-name="P30"><text:span text:style-name="Source_20_Text"><text:s text:c="4"/>}</text:span></text:p>
      <text:p text:style-name="P35"><text:span text:style-name="Source_20_Text">}</text:span></text:p>
      <text:p text:style-name="P22">Next we specify a person factory interface to be used for creating new persons:</text:p>
      <text:p text:style-name="P30"><text:span text:style-name="Source_20_Text">interface PersonFactory&lt;P extends Person&gt; {</text:span></text:p>
      <text:p text:style-name="P30"><text:span text:style-name="Source_20_Text"><text:s text:c="4"/>P create(String firstName, String lastName);</text:span></text:p>
      <text:p text:style-name="P35"><text:span text:style-name="Source_20_Text">}</text:span></text:p>
      <text:p text:style-name="P22">Instead of implementing the factory manually, we glue everything together via constructor references:</text:p>
      <text:p text:style-name="P30"><text:span text:style-name="Source_20_Text">PersonFactory&lt;Person&gt; personFactory = Person::new;</text:span></text:p>
      <text:p text:style-name="P35"><text:span text:style-name="Source_20_Text">Person person = personFactory.create("Peter", "Parker");</text:span></text:p>
      <text:p text:style-name="P22">We create a reference to the Person constructor via <text:span text:style-name="Source_20_Text">Person::new</text:span>. The Java compiler automatically chooses the right constructor by matching the signature of <text:span text:style-name="Source_20_Text">PersonFactory.create</text:span>.</text:p>
      <text:h text:style-name="P37" text:outline-level="2"><text:bookmark text:name="lambda-scopes"/>Lambda Scopes</text:h>
      <text:p text:style-name="P22">Accessing outer scope variables from lambda expressions is very similar to anonymous objects. You can access final variables from the local outer scope as well as instance fields and static variables.</text:p>
      <text:h text:style-name="P38" text:outline-level="3"><text:bookmark text:name="accessing-local-variables"/>Accessing local variables</text:h>
      <text:p text:style-name="P22">We can read final local variables from the outer scope of lambda expressions:</text:p>
      <text:p text:style-name="P30"><text:span text:style-name="Source_20_Text">final int num = 1;</text:span></text:p>
      <text:p text:style-name="P30"><text:span text:style-name="Source_20_Text">Converter&lt;Integer, String&gt; stringConverter =</text:span></text:p>
      <text:p text:style-name="P30"><text:span text:style-name="Source_20_Text"><text:s text:c="8"/>(from) -&gt; String.valueOf(from + num);</text:span></text:p>
      <text:p text:style-name="P30"><text:soft-page-break/></text:p>
      <text:p text:style-name="P35"><text:span text:style-name="Source_20_Text">stringConverter.convert(2); <text:s text:c="4"/>// 3</text:span></text:p>
      <text:p text:style-name="P22">But different to anonymous objects the variable <text:span text:style-name="Source_20_Text">num</text:span> does not have to be declared final. This code is also valid:</text:p>
      <text:p text:style-name="P30"><text:span text:style-name="Source_20_Text">int num = 1;</text:span></text:p>
      <text:p text:style-name="P30"><text:span text:style-name="Source_20_Text">Converter&lt;Integer, String&gt; stringConverter =</text:span></text:p>
      <text:p text:style-name="P30"><text:span text:style-name="Source_20_Text"><text:s text:c="8"/>(from) -&gt; String.valueOf(from + num);</text:span></text:p>
      <text:p text:style-name="P30"/>
      <text:p text:style-name="P35"><text:span text:style-name="Source_20_Text">stringConverter.convert(2); <text:s text:c="4"/>// 3</text:span></text:p>
      <text:p text:style-name="P22">However <text:span text:style-name="Source_20_Text">num</text:span> must be implicitly final for the code to compile. The following code does <text:span text:style-name="Strong_20_Emphasis">not</text:span> compile:</text:p>
      <text:p text:style-name="P30"><text:span text:style-name="Source_20_Text">int num = 1;</text:span></text:p>
      <text:p text:style-name="P30"><text:span text:style-name="Source_20_Text">Converter&lt;Integer, String&gt; stringConverter =</text:span></text:p>
      <text:p text:style-name="P30"><text:span text:style-name="Source_20_Text"><text:s text:c="8"/>(from) -&gt; String.valueOf(from + num);</text:span></text:p>
      <text:p text:style-name="P35"><text:span text:style-name="Source_20_Text">num = 3;</text:span></text:p>
      <text:p text:style-name="P22">Writing to <text:span text:style-name="Source_20_Text">num</text:span> from within the lambda expression is also prohibited.</text:p>
      <text:h text:style-name="P38" text:outline-level="3"><text:bookmark text:name="accessing-fields-and-static-variables"/>Accessing fields and static variables</text:h>
      <text:p text:style-name="P22">In contrast to local variables, we have both read and write access to instance fields and static variables from within lambda expressions. This behaviour is well known from anonymous objects.</text:p>
      <text:p text:style-name="P30"><text:span text:style-name="Source_20_Text">class Lambda4 {</text:span></text:p>
      <text:p text:style-name="P30"><text:span text:style-name="Source_20_Text"><text:s text:c="4"/>static int outerStaticNum;</text:span></text:p>
      <text:p text:style-name="P30"><text:span text:style-name="Source_20_Text"><text:s text:c="4"/>int outerNum;</text:span></text:p>
      <text:p text:style-name="P30"/>
      <text:p text:style-name="P30"><text:span text:style-name="Source_20_Text"><text:s text:c="4"/>void testScopes() {</text:span></text:p>
      <text:p text:style-name="P30"><text:span text:style-name="Source_20_Text"><text:s text:c="8"/>Converter&lt;Integer, String&gt; stringConverter1 = (from) -&gt; {</text:span></text:p>
      <text:p text:style-name="P30"><text:span text:style-name="Source_20_Text"><text:s text:c="12"/>outerNum = 23;</text:span></text:p>
      <text:p text:style-name="P30"><text:span text:style-name="Source_20_Text"><text:s text:c="12"/>return String.valueOf(from);</text:span></text:p>
      <text:p text:style-name="P30"><text:span text:style-name="Source_20_Text"><text:s text:c="8"/>};</text:span></text:p>
      <text:p text:style-name="P30"/>
      <text:p text:style-name="P30"><text:span text:style-name="Source_20_Text"><text:s text:c="8"/>Converter&lt;Integer, String&gt; stringConverter2 = (from) -&gt; {</text:span></text:p>
      <text:p text:style-name="P30"><text:span text:style-name="Source_20_Text"><text:s text:c="12"/>outerStaticNum = 72;</text:span></text:p>
      <text:p text:style-name="P30"><text:span text:style-name="Source_20_Text"><text:s text:c="12"/>return String.valueOf(from);</text:span></text:p>
      <text:p text:style-name="P30"><text:span text:style-name="Source_20_Text"><text:s text:c="8"/>};</text:span></text:p>
      <text:p text:style-name="P30"><text:span text:style-name="Source_20_Text"><text:s text:c="4"/>}</text:span></text:p>
      <text:p text:style-name="P35"><text:span text:style-name="Source_20_Text">}</text:span></text:p>
      <text:h text:style-name="P38" text:outline-level="3"><text:bookmark text:name="accessing-default-interface-methods"/>Accessing Default Interface Methods</text:h>
      <text:p text:style-name="P22">Remember the formula example from the first section? Interface <text:span text:style-name="Source_20_Text">Formula</text:span> defines a default method <text:span text:style-name="Source_20_Text">sqrt</text:span> which can be accessed from each formula instance including anonymous objects. This does not work with lambda expressions.</text:p>
      <text:p text:style-name="P22">Default methods <text:span text:style-name="Strong_20_Emphasis">cannot</text:span> be accessed from within lambda expressions. The following code does not compile:</text:p>
      <text:p text:style-name="P35"><text:span text:style-name="Source_20_Text">Formula formula = (a) -&gt; sqrt(a * 100);</text:span></text:p>
      <text:h text:style-name="P37" text:outline-level="2"><text:bookmark text:name="builtin-functional-interfaces"/><text:soft-page-break/>Built-in Functional Interfaces</text:h>
      <text:p text:style-name="P22">The JDK 1.8 API contains many built-in functional interfaces. Some of them are well known from older versions of Java like <text:span text:style-name="Source_20_Text">Comparator</text:span> or <text:span text:style-name="Source_20_Text">Runnable</text:span>. Those existing interfaces are extended to enable Lambda support via the <text:span text:style-name="Source_20_Text">@FunctionalInterface</text:span> annotation.</text:p>
      <text:p text:style-name="P22">But the Java 8 API is also full of new functional interfaces to make your life easier. Some of those new interfaces are well known from the <text:a xlink:type="simple" xlink:href="https://code.google.com/p/guava-libraries/" office:target-frame-name="_blank" xlink:show="new" text:style-name="Internet_20_link" text:visited-style-name="Visited_20_Internet_20_Link">Google Guava</text:a> library. Even if you're familiar with this library you should keep a close eye on how those interfaces are extended by some useful method extensions.</text:p>
      <text:h text:style-name="P38" text:outline-level="3"><text:bookmark text:name="predicates"/>Predicates</text:h>
      <text:p text:style-name="P22">Predicates are boolean-valued functions of one argument. The interface contains various default methods for composing predicates to complex logical terms (and, or, negate)</text:p>
      <text:p text:style-name="P30"><text:span text:style-name="Source_20_Text">Predicate&lt;String&gt; predicate = (s) -&gt; s.length() &gt; 0;</text:span></text:p>
      <text:p text:style-name="P30"/>
      <text:p text:style-name="P30"><text:span text:style-name="Source_20_Text">predicate.test("foo"); <text:s text:c="13"/>// true</text:span></text:p>
      <text:p text:style-name="P30"><text:span text:style-name="Source_20_Text">predicate.negate().test("foo"); <text:s text:c="4"/>// false</text:span></text:p>
      <text:p text:style-name="P30"/>
      <text:p text:style-name="P30"><text:span text:style-name="Source_20_Text">Predicate&lt;Boolean&gt; nonNull = Objects::nonNull;</text:span></text:p>
      <text:p text:style-name="P30"><text:span text:style-name="Source_20_Text">Predicate&lt;Boolean&gt; isNull = Objects::isNull;</text:span></text:p>
      <text:p text:style-name="P30"/>
      <text:p text:style-name="P30"><text:span text:style-name="Source_20_Text">Predicate&lt;String&gt; isEmpty = String::isEmpty;</text:span></text:p>
      <text:p text:style-name="P35"><text:span text:style-name="Source_20_Text">Predicate&lt;String&gt; isNotEmpty = isEmpty.negate();</text:span></text:p>
      <text:h text:style-name="P38" text:outline-level="3"><text:bookmark text:name="functions"/>Functions</text:h>
      <text:p text:style-name="P22">Functions accept one argument and produce a result. Default methods can be used to chain multiple functions together (compose, andThen).</text:p>
      <text:p text:style-name="P30"><text:span text:style-name="Source_20_Text">Function&lt;String, Integer&gt; toInteger = Integer::valueOf;</text:span></text:p>
      <text:p text:style-name="P30"><text:span text:style-name="Source_20_Text">Function&lt;String, String&gt; backToString = toInteger.andThen(String::valueOf);</text:span></text:p>
      <text:p text:style-name="P30"/>
      <text:p text:style-name="P35"><text:span text:style-name="Source_20_Text">backToString.apply("123"); <text:s text:c="4"/>// "123"</text:span></text:p>
      <text:h text:style-name="P38" text:outline-level="3"><text:bookmark text:name="suppliers"/>Suppliers</text:h>
      <text:p text:style-name="P22">Suppliers produce a result of a given generic type. Unlike Functions, Suppliers don't accept arguments.</text:p>
      <text:p text:style-name="P30"><text:span text:style-name="Source_20_Text">Supplier&lt;Person&gt; personSupplier = Person::new;</text:span></text:p>
      <text:p text:style-name="P35"><text:span text:style-name="Source_20_Text">personSupplier.get(); <text:s text:c="2"/>// new Person</text:span></text:p>
      <text:h text:style-name="P38" text:outline-level="3"><text:bookmark text:name="consumers"/>Consumers</text:h>
      <text:p text:style-name="P22">Consumers represent operations to be performed on a single input argument.</text:p>
      <text:p text:style-name="P30"><text:span text:style-name="Source_20_Text">Consumer&lt;Person&gt; greeter = (p) -&gt; System.out.println("Hello, " + p.firstName);</text:span></text:p>
      <text:p text:style-name="P35"><text:span text:style-name="Source_20_Text">greeter.accept(new Person("Luke", "Skywalker"));</text:span></text:p>
      <text:h text:style-name="P38" text:outline-level="3"><text:bookmark text:name="comparators"/><text:soft-page-break/>Comparators</text:h>
      <text:p text:style-name="P22">Comparators are well known from older versions of Java. Java 8 adds various default methods to the interface.</text:p>
      <text:p text:style-name="P30"><text:span text:style-name="Source_20_Text">Comparator&lt;Person&gt; comparator = (p1, p2) -&gt; p1.firstName.compareTo(p2.firstName);</text:span></text:p>
      <text:p text:style-name="P30"/>
      <text:p text:style-name="P30"><text:span text:style-name="Source_20_Text">Person p1 = new Person("John", "Doe");</text:span></text:p>
      <text:p text:style-name="P30"><text:span text:style-name="Source_20_Text">Person p2 = new Person("Alice", "Wonderland");</text:span></text:p>
      <text:p text:style-name="P30"/>
      <text:p text:style-name="P30"><text:span text:style-name="Source_20_Text">comparator.compare(p1, p2); <text:s text:c="12"/>// &gt; 0</text:span></text:p>
      <text:p text:style-name="P35"><text:span text:style-name="Source_20_Text">comparator.reversed().compare(p1, p2); <text:s/>// &lt; 0</text:span></text:p>
      <text:p text:style-name="P24"><text:span text:style-name="Source_20_Text">В JDK 8 вместе с самой функциональностью лямбда-выражений также было добавлено некоторое количество встроенных функциональных интерфейсов, которые мы можем использовать в различных ситуациях и в различные API в рамках JDK 8. В частности, ряд далее рассматриваемых интерфейсов широко применяется в Stream API - новом прикладном интерфейсе для работы с данными. Рассмотрим основные из этих интерфейсов:</text:span></text:p>
      <text:list xml:id="list7579768137649416763" text:style-name="L18">
        <text:list-item>
          <text:p text:style-name="P18">Predicate&lt;T&gt;</text:p>
        </text:list-item>
        <text:list-item>
          <text:p text:style-name="P18">Consumer&lt;T&gt;</text:p>
        </text:list-item>
        <text:list-item>
          <text:p text:style-name="P18">Function&lt;T,R&gt;</text:p>
        </text:list-item>
        <text:list-item>
          <text:p text:style-name="P18">Supplier&lt;T&gt;</text:p>
        </text:list-item>
        <text:list-item>
          <text:p text:style-name="P18">UnaryOperator&lt;T&gt;</text:p>
        </text:list-item>
        <text:list-item>
          <text:p text:style-name="P18">BinaryOperator&lt;T&gt;</text:p>
        </text:list-item>
      </text:list>
      <text:h text:style-name="P38" text:outline-level="3">Predicate&lt;T&gt;</text:h>
      <text:p text:style-name="P22">Функциональный интерфейс <text:span text:style-name="Source_20_Text">Predicate&lt;T&gt;</text:span> проверяет соблюдение некоторого условия. Если оно соблюдается, то возвращается значение <text:span text:style-name="Source_20_Text">true</text:span>. В качестве параметра лямбда-выражение принимает объект типа T:</text:p>
      <text:p text:style-name="P30">public interface Predicate&lt;T&gt; {</text:p>
      <text:p text:style-name="P30"><text:s text:c="8"/>boolean test(T t);</text:p>
      <text:p text:style-name="P35">}</text:p>
      <text:p text:style-name="P22">Например:</text:p>
      <text:p text:style-name="P30">import java.util.function.Predicate;</text:p>
      <text:p text:style-name="P30"/>
      <text:p text:style-name="P30">public class LambdaApp {</text:p>
      <text:p text:style-name="P30"/>
      <text:p text:style-name="P30"><text:s text:c="4"/>public static void main(String[] args) {</text:p>
      <text:p text:style-name="P30"><text:s text:c="8"/></text:p>
      <text:p text:style-name="P30"><text:s text:c="8"/>Predicate&lt;Integer&gt; isPositive = x -&gt; x &gt; 0;</text:p>
      <text:p text:style-name="P30"><text:s text:c="8"/></text:p>
      <text:p text:style-name="P30"><text:s text:c="8"/>System.out.println(isPositive.test(5)); // true</text:p>
      <text:p text:style-name="P30"><text:s text:c="8"/>System.out.println(isPositive.test(-7)); // false</text:p>
      <text:p text:style-name="P30"><text:soft-page-break/><text:s text:c="8"/>}</text:p>
      <text:p text:style-name="P35">}</text:p>
      <text:h text:style-name="P38" text:outline-level="3">BinaryOperator&lt;T&gt;</text:h>
      <text:p text:style-name="P22"><text:span text:style-name="Source_20_Text">BinaryOperator&lt;T&gt;</text:span> принимает в качестве параметра два объекта типа T, выполняет над ними бинарную операцию и возвращает ее результат также в виде объекта типа T:</text:p>
      <text:p text:style-name="P30">public interface BinaryOperator&lt;T&gt; {</text:p>
      <text:p text:style-name="P30"><text:s text:c="8"/>T apply(T t1, T t2);</text:p>
      <text:p text:style-name="P35">}</text:p>
      <text:p text:style-name="P22">Например:</text:p>
      <text:p text:style-name="P30">import java.util.function.BinaryOperator;</text:p>
      <text:p text:style-name="P30"/>
      <text:p text:style-name="P30">public class LambdaApp {</text:p>
      <text:p text:style-name="P30"/>
      <text:p text:style-name="P30"><text:s text:c="4"/>public static void main(String[] args) {</text:p>
      <text:p text:style-name="P30"><text:s text:c="8"/></text:p>
      <text:p text:style-name="P30"><text:s text:c="8"/>BinaryOperator&lt;Integer&gt; multiply = (x, y) -&gt; x*y;</text:p>
      <text:p text:style-name="P30"><text:s text:c="16"/></text:p>
      <text:p text:style-name="P30"><text:s text:c="8"/>System.out.println(multiply.apply(3, 5)); // 15</text:p>
      <text:p text:style-name="P30"><text:s text:c="8"/>System.out.println(multiply.apply(10, -2)); // -20</text:p>
      <text:p text:style-name="P30"><text:s text:c="8"/>}</text:p>
      <text:p text:style-name="P35">}</text:p>
      <text:h text:style-name="P38" text:outline-level="3">UnaryOperator&lt;T&gt;</text:h>
      <text:p text:style-name="P22"><text:span text:style-name="Source_20_Text">UnaryOperator&lt;T&gt;</text:span> принимает в качестве параметра объект типа T, выполняет над ними операции и возвращает результат операций в виде объекта типа T:</text:p>
      <text:p text:style-name="P30">public interface UnaryOperator&lt;T&gt; {</text:p>
      <text:p text:style-name="P30"><text:s text:c="8"/>T apply(T t);</text:p>
      <text:p text:style-name="P35">}</text:p>
      <text:p text:style-name="P22">Например:</text:p>
      <text:p text:style-name="P30">import java.util.function.UnaryOperator;</text:p>
      <text:p text:style-name="P30"/>
      <text:p text:style-name="P30">public class LambdaApp {</text:p>
      <text:p text:style-name="P30"/>
      <text:p text:style-name="P30"><text:s text:c="4"/>public static void main(String[] args) {</text:p>
      <text:p text:style-name="P30"><text:s text:c="8"/></text:p>
      <text:p text:style-name="P30"><text:s text:c="8"/>UnaryOperator&lt;Integer&gt; square = x -&gt; x*x;</text:p>
      <text:p text:style-name="P30"><text:s text:c="8"/>System.out.println(square.apply(5)); // 25</text:p>
      <text:p text:style-name="P30"><text:s text:c="8"/>}</text:p>
      <text:p text:style-name="P35">}</text:p>
      <text:h text:style-name="P38" text:outline-level="3">Function&lt;T,R&gt;</text:h>
      <text:p text:style-name="P22">Функциональный интерфейс <text:span text:style-name="Source_20_Text">Function&lt;T,R&gt;</text:span> представляет функцию перехода от объекта типа T к объекту типа R:</text:p>
      <text:p text:style-name="P30">public interface Function&lt;T, R&gt; {</text:p>
      <text:p text:style-name="P30"><text:s text:c="8"/>R apply(T t);</text:p>
      <text:p text:style-name="P35">}</text:p>
      <text:p text:style-name="P22"><text:soft-page-break/>Например:</text:p>
      <text:p text:style-name="P30">import java.util.function.Function;</text:p>
      <text:p text:style-name="P30"/>
      <text:p text:style-name="P30">public class LambdaApp {</text:p>
      <text:p text:style-name="P30"/>
      <text:p text:style-name="P30"><text:s text:c="4"/>public static void main(String[] args) {</text:p>
      <text:p text:style-name="P30"><text:s text:c="8"/></text:p>
      <text:p text:style-name="P30"><text:s text:c="8"/>Function&lt;Integer, String&gt; convert = x-&gt; String.valueOf(x) + " долларов";</text:p>
      <text:p text:style-name="P30"><text:s text:c="8"/>System.out.println(convert.apply(5)); // 5 долларов</text:p>
      <text:p text:style-name="P30"><text:s text:c="8"/>}</text:p>
      <text:p text:style-name="P35">}</text:p>
      <text:h text:style-name="P38" text:outline-level="3">Consumer&lt;T&gt;</text:h>
      <text:p text:style-name="P22"><text:span text:style-name="Source_20_Text">Consumer&lt;T&gt;</text:span> выполняет некоторое действие над объектом типа T, при этом ничего не возвращая:</text:p>
      <text:p text:style-name="P30">public interface Consumer&lt;T&gt; {</text:p>
      <text:p text:style-name="P30"><text:s text:c="8"/>void accept(T t);</text:p>
      <text:p text:style-name="P35">}</text:p>
      <text:p text:style-name="P22">Например:</text:p>
      <text:p text:style-name="P30">import java.util.function.Consumer;</text:p>
      <text:p text:style-name="P30"/>
      <text:p text:style-name="P30">public class LambdaApp {</text:p>
      <text:p text:style-name="P30"/>
      <text:p text:style-name="P30"><text:s text:c="4"/>public static void main(String[] args) {</text:p>
      <text:p text:style-name="P30"><text:s text:c="8"/></text:p>
      <text:p text:style-name="P30"><text:s text:c="8"/>Consumer&lt;Integer&gt; printer = x-&gt; System.out.printf("%d долларов \n", x);</text:p>
      <text:p text:style-name="P30"><text:s text:c="8"/>printer.accept(600); // 600 долларов</text:p>
      <text:p text:style-name="P30"><text:s text:c="8"/>}</text:p>
      <text:p text:style-name="P35">}</text:p>
      <text:h text:style-name="P38" text:outline-level="3">Supplier&lt;T&gt;</text:h>
      <text:p text:style-name="P22"><text:span text:style-name="Source_20_Text">Supplier&lt;T&gt;</text:span> не принимает никаких аргументов, но должен возвращать объект типа T:</text:p>
      <text:p text:style-name="P30">public interface Supplier&lt;T&gt; {</text:p>
      <text:p text:style-name="P30"><text:s text:c="8"/>T get();</text:p>
      <text:p text:style-name="P35">}</text:p>
      <text:p text:style-name="P22">Например:</text:p>
      <text:p text:style-name="P30">import java.util.Scanner;</text:p>
      <text:p text:style-name="P30">import java.util.function.Supplier;</text:p>
      <text:p text:style-name="P30"/>
      <text:p text:style-name="P30">public class LambdaApp {</text:p>
      <text:p text:style-name="P30"/>
      <text:p text:style-name="P30"><text:s text:c="4"/>public static void main(String[] args) {</text:p>
      <text:p text:style-name="P30"><text:s text:c="8"/></text:p>
      <text:p text:style-name="P30"><text:s text:c="8"/>Supplier&lt;User&gt; userFactory = ()-&gt;{</text:p>
      <text:p text:style-name="P30"><text:s text:c="12"/></text:p>
      <text:p text:style-name="P30"><text:s text:c="12"/>Scanner in = new Scanner(System.in);</text:p>
      <text:p text:style-name="P30"><text:s text:c="12"/>System.out.println("Введите имя: ");</text:p>
      <text:p text:style-name="P30"><text:s text:c="12"/>String name = in.nextLine();</text:p>
      <text:p text:style-name="P30"><text:s text:c="12"/>return new User(name);</text:p>
      <text:p text:style-name="P30"><text:s text:c="8"/>};</text:p>
      <text:p text:style-name="P30"><text:s text:c="8"/></text:p>
      <text:p text:style-name="P30"><text:s text:c="8"/>User user1 = userFactory.get();</text:p>
      <text:p text:style-name="P30"><text:soft-page-break/><text:s text:c="8"/>User user2 = userFactory.get();</text:p>
      <text:p text:style-name="P30"><text:s text:c="8"/></text:p>
      <text:p text:style-name="P30"><text:s text:c="8"/>System.out.println("Имя user1: " + user1.getName());</text:p>
      <text:p text:style-name="P30"><text:s text:c="8"/>System.out.println("Имя user2: " + user2.getName());</text:p>
      <text:p text:style-name="P30"><text:s text:c="4"/>}</text:p>
      <text:p text:style-name="P30">}</text:p>
      <text:p text:style-name="P30">class User{</text:p>
      <text:p text:style-name="P30"><text:s text:c="4"/></text:p>
      <text:p text:style-name="P30"><text:s text:c="4"/>private String name;</text:p>
      <text:p text:style-name="P30"><text:s text:c="4"/>String getName(){</text:p>
      <text:p text:style-name="P30"><text:s text:c="8"/>return name;</text:p>
      <text:p text:style-name="P30"><text:s text:c="4"/>}</text:p>
      <text:p text:style-name="P30"><text:s text:c="4"/></text:p>
      <text:p text:style-name="P30"><text:s text:c="4"/>User(String n){</text:p>
      <text:p text:style-name="P30"><text:s text:c="8"/>this.name=n;</text:p>
      <text:p text:style-name="P30"><text:s text:c="4"/>}</text:p>
      <text:p text:style-name="P35">}</text:p>
      <text:p text:style-name="P22">Консольный вывод:</text:p>
      <text:p text:style-name="P30">Введите имя: </text:p>
      <text:p text:style-name="P30">Том</text:p>
      <text:p text:style-name="P30">Введите имя: </text:p>
      <text:p text:style-name="P30">Сэм</text:p>
      <text:p text:style-name="P30">Имя user1: Том</text:p>
      <text:p text:style-name="P35">Имя user2: Сэм</text:p>
      <text:p text:style-name="P25"><text:bookmark text:name="aswift_1_anchor"/><text:bookmark text:name="aswift_1_expand"/></text:p>
      <text:p text:style-name="P35"><text:span text:style-name="Source_20_Text"/></text:p>
      <text:h text:style-name="P37" text:outline-level="2"><text:bookmark text:name="optionals"/>Optionals</text:h>
      <text:p text:style-name="P22">Optionals are not functional interfaces, but nifty utilities to prevent <text:span text:style-name="Source_20_Text">NullPointerException</text:span>. It's an important concept for the next section, so let's have a quick look at how Optionals work.</text:p>
      <text:p text:style-name="P22">Optional is a simple container for a value which may be null or non-null. Think of a method which may return a non-null result but sometimes return nothing. Instead of returning <text:span text:style-name="Source_20_Text">null</text:span> you return an <text:span text:style-name="Source_20_Text">Optional</text:span> in Java 8.</text:p>
      <text:p text:style-name="P30"><text:span text:style-name="Source_20_Text">Optional&lt;String&gt; optional = Optional.of("bam");</text:span></text:p>
      <text:p text:style-name="P30"/>
      <text:p text:style-name="P30"><text:span text:style-name="Source_20_Text">optional.isPresent(); <text:s text:c="10"/>// true</text:span></text:p>
      <text:p text:style-name="P30"><text:span text:style-name="Source_20_Text">optional.get(); <text:s text:c="16"/>// "bam"</text:span></text:p>
      <text:p text:style-name="P30"><text:span text:style-name="Source_20_Text">optional.orElse("fallback"); <text:s text:c="3"/>// "bam"</text:span></text:p>
      <text:p text:style-name="P30"/>
      <text:p text:style-name="P35"><text:span text:style-name="Source_20_Text">optional.ifPresent((s) -&gt; System.out.println(s.charAt(0))); <text:s text:c="4"/>// "b"</text:span></text:p>
      <text:p text:style-name="P26"/>
      <text:h text:style-name="P38" text:outline-level="3"><text:bookmark text:name="slicing-strings"/>Slicing Strings<text:a xlink:type="simple" xlink:href="https://winterbe.com/posts/2015/03/25/java8-examples-string-number-math-files/#slicing-strings" text:style-name="Internet_20_link" text:visited-style-name="Visited_20_Internet_20_Link">#</text:a></text:h>
      <text:p text:style-name="P22">Two new methods are available on the String class: <text:span text:style-name="Source_20_Text">join</text:span> and <text:span text:style-name="Source_20_Text">chars</text:span>. The first method joins any number of strings into a single string with the given delimiter:</text:p>
      <text:p text:style-name="P30"><text:span text:style-name="Source_20_Text">String.join(":", "foobar", "foo", "bar");</text:span></text:p>
      <text:p text:style-name="P35"><text:span text:style-name="Source_20_Text">// =&gt; foobar:foo:bar</text:span></text:p>
      <text:p text:style-name="P22"><text:soft-page-break/>The second method <text:span text:style-name="Source_20_Text">chars</text:span> creates a stream for all characters of the string, so you can use stream operations upon those characters:</text:p>
      <text:p text:style-name="P30"><text:span text:style-name="Source_20_Text">"foobar:foo:bar"</text:span></text:p>
      <text:p text:style-name="P30"><text:span text:style-name="Source_20_Text"><text:s text:c="4"/>.chars()</text:span></text:p>
      <text:p text:style-name="P30"><text:span text:style-name="Source_20_Text"><text:s text:c="4"/>.distinct()</text:span></text:p>
      <text:p text:style-name="P30"><text:span text:style-name="Source_20_Text"><text:s text:c="4"/>.mapToObj(c -&gt; String.valueOf((char)c))</text:span></text:p>
      <text:p text:style-name="P30"><text:span text:style-name="Source_20_Text"><text:s text:c="4"/>.sorted()</text:span></text:p>
      <text:p text:style-name="P30"><text:span text:style-name="Source_20_Text"><text:s text:c="4"/>.collect(Collectors.joining());</text:span></text:p>
      <text:p text:style-name="P35"><text:span text:style-name="Source_20_Text">// =&gt; :abfor</text:span></text:p>
      <text:p text:style-name="P22">Not only strings but also regex patterns now benefit from streams. Instead of splitting strings into streams for each character we can split strings for any pattern and create a stream to work upon as shown in this example:</text:p>
      <text:p text:style-name="P30"><text:span text:style-name="Source_20_Text">Pattern.compile(":")</text:span></text:p>
      <text:p text:style-name="P30"><text:span text:style-name="Source_20_Text"><text:s text:c="4"/>.splitAsStream("foobar:foo:bar")</text:span></text:p>
      <text:p text:style-name="P30"><text:span text:style-name="Source_20_Text"><text:s text:c="4"/>.filter(s -&gt; s.contains("bar"))</text:span></text:p>
      <text:p text:style-name="P30"><text:span text:style-name="Source_20_Text"><text:s text:c="4"/>.sorted()</text:span></text:p>
      <text:p text:style-name="P30"><text:span text:style-name="Source_20_Text"><text:s text:c="4"/>.collect(Collectors.joining(":"));</text:span></text:p>
      <text:p text:style-name="P35"><text:span text:style-name="Source_20_Text">// =&gt; bar:foobar</text:span></text:p>
      <text:p text:style-name="P22">Additionally regex patterns can be converted into predicates. Those predicates can for example be used to filter a stream of strings:</text:p>
      <text:p text:style-name="P30"><text:span text:style-name="Source_20_Text">Pattern pattern = Pattern.compile(".*@gmail\\.com");</text:span></text:p>
      <text:p text:style-name="P30"><text:span text:style-name="Source_20_Text">Stream.of("bob@gmail.com", "alice@hotmail.com")</text:span></text:p>
      <text:p text:style-name="P30"><text:span text:style-name="Source_20_Text"><text:s text:c="4"/>.filter(pattern.asPredicate())</text:span></text:p>
      <text:p text:style-name="P30"><text:span text:style-name="Source_20_Text"><text:s text:c="4"/>.count();</text:span></text:p>
      <text:p text:style-name="P35"><text:span text:style-name="Source_20_Text">// =&gt; 1</text:span></text:p>
      <text:p text:style-name="P22">The above pattern accepts any string which ends with <text:span text:style-name="Source_20_Text">@gmail.com</text:span> and is then used as a Java 8 <text:span text:style-name="Source_20_Text">Predicate</text:span> to filter a stream of email addresses.</text:p>
      <text:h text:style-name="P38" text:outline-level="3"><text:bookmark text:name="crunching-numbers"/>Crunching Numbers<text:a xlink:type="simple" xlink:href="https://winterbe.com/posts/2015/03/25/java8-examples-string-number-math-files/#crunching-numbers" text:style-name="Internet_20_link" text:visited-style-name="Visited_20_Internet_20_Link">#</text:a></text:h>
      <text:p text:style-name="P22">Java 8 adds additional support for working with unsigned numbers. Numbers in Java had always been signed. Let's look at <text:span text:style-name="Source_20_Text">Integer</text:span> for example:</text:p>
      <text:p text:style-name="P22">An <text:span text:style-name="Source_20_Text">int</text:span> represents a maximum of 2³² binary digits. Numbers in Java are per default signed, so the last binary digit represents the sign (0 = positive, 1 = negative). Thus the maximum positive signed <text:span text:style-name="Source_20_Text">int</text:span> is 2³¹ - 1 starting with the decimal zero.</text:p>
      <text:p text:style-name="P22">You can access this value via <text:span text:style-name="Source_20_Text">Integer.MAX_VALUE</text:span>:</text:p>
      <text:p text:style-name="P30"><text:span text:style-name="Source_20_Text">System.out.println(Integer.MAX_VALUE); <text:s text:c="5"/>// 2147483647</text:span></text:p>
      <text:p text:style-name="P35"><text:span text:style-name="Source_20_Text">System.out.println(Integer.MAX_VALUE + 1); <text:s/>// -2147483648</text:span></text:p>
      <text:p text:style-name="P22">Java 8 adds support for parsing unsigned ints. Let's see how this works:</text:p>
      <text:p text:style-name="P30"><text:span text:style-name="Source_20_Text">long maxUnsignedInt = (1l &lt;&lt; 32) - 1;</text:span></text:p>
      <text:p text:style-name="P30"><text:span text:style-name="Source_20_Text">String string = String.valueOf(maxUnsignedInt);</text:span></text:p>
      <text:p text:style-name="P30"><text:span text:style-name="Source_20_Text">int unsignedInt = Integer.parseUnsignedInt(string, 10);</text:span></text:p>
      <text:p text:style-name="P35"><text:span text:style-name="Source_20_Text">String string2 = Integer.toUnsignedString(unsignedInt, 10);</text:span></text:p>
      <text:p text:style-name="P22"><text:soft-page-break/>As you can see it's now possible to parse the maximum possible unsigned number 2³² - 1 into an integer. And you can also convert this number back into a string representing the unsigned number.</text:p>
      <text:p text:style-name="P22">This wasn't possible before with <text:span text:style-name="Source_20_Text">parseInt</text:span> as this example demonstrates:</text:p>
      <text:p text:style-name="P30"><text:span text:style-name="Source_20_Text">try {</text:span></text:p>
      <text:p text:style-name="P30"><text:span text:style-name="Source_20_Text"><text:s text:c="4"/>Integer.parseInt(string, 10);</text:span></text:p>
      <text:p text:style-name="P30"><text:span text:style-name="Source_20_Text">}</text:span></text:p>
      <text:p text:style-name="P30"><text:span text:style-name="Source_20_Text">catch (NumberFormatException e) {</text:span></text:p>
      <text:p text:style-name="P30"><text:span text:style-name="Source_20_Text"><text:s text:c="4"/>System.err.println("could not parse signed int of " + maxUnsignedInt);</text:span></text:p>
      <text:p text:style-name="P35"><text:span text:style-name="Source_20_Text">}</text:span></text:p>
      <text:p text:style-name="P22">The number is not parseable as a signed int because it exceeds the maximum of 2³¹ - 1.</text:p>
      <text:h text:style-name="P38" text:outline-level="3"><text:bookmark text:name="do-the-math"/>Do the Math<text:a xlink:type="simple" xlink:href="https://winterbe.com/posts/2015/03/25/java8-examples-string-number-math-files/#do-the-math" text:style-name="Internet_20_link" text:visited-style-name="Visited_20_Internet_20_Link">#</text:a></text:h>
      <text:p text:style-name="P22">The utility class <text:span text:style-name="Source_20_Text">Math</text:span> has been enhanced by a couple of new methods for handling number overflows. What does that mean? We've already seen that all number types have a maximum value. So what happens when the result of an arithmetic operation doesn't fit into its size?</text:p>
      <text:p text:style-name="P30"><text:span text:style-name="Source_20_Text">System.out.println(Integer.MAX_VALUE); <text:s text:c="5"/>// 2147483647</text:span></text:p>
      <text:p text:style-name="P35"><text:span text:style-name="Source_20_Text">System.out.println(Integer.MAX_VALUE + 1); <text:s/>// -2147483648</text:span></text:p>
      <text:p text:style-name="P22">As you can see a so called <text:span text:style-name="Strong_20_Emphasis">integer overflow</text:span> happens which is normally not the desired behavior.</text:p>
      <text:p text:style-name="P22">Java 8 adds support for strict math to handle this problem. <text:span text:style-name="Source_20_Text">Math</text:span> has been extended by a couple of methods who all ends with <text:span text:style-name="Source_20_Text">exact</text:span>, e.g. <text:span text:style-name="Source_20_Text">addExact</text:span>. Those methods handle overflows properly by throwing an <text:span text:style-name="Source_20_Text">ArithmeticException</text:span> when the result of the operation doesn't fit into the number type:</text:p>
      <text:p text:style-name="P30"><text:span text:style-name="Source_20_Text">try {</text:span></text:p>
      <text:p text:style-name="P30"><text:span text:style-name="Source_20_Text"><text:s text:c="4"/>Math.addExact(Integer.MAX_VALUE, 1);</text:span></text:p>
      <text:p text:style-name="P30"><text:span text:style-name="Source_20_Text">}</text:span></text:p>
      <text:p text:style-name="P30"><text:span text:style-name="Source_20_Text">catch (ArithmeticException e) {</text:span></text:p>
      <text:p text:style-name="P30"><text:span text:style-name="Source_20_Text"><text:s text:c="4"/>System.err.println(e.getMessage());</text:span></text:p>
      <text:p text:style-name="P30"><text:span text:style-name="Source_20_Text"><text:s text:c="4"/>// =&gt; integer overflow</text:span></text:p>
      <text:p text:style-name="P35"><text:span text:style-name="Source_20_Text">}</text:span></text:p>
      <text:p text:style-name="P22">The same exception might be thrown when trying to convert longs to int via <text:span text:style-name="Source_20_Text">toIntExact</text:span>:</text:p>
      <text:p text:style-name="P30"><text:span text:style-name="Source_20_Text">try {</text:span></text:p>
      <text:p text:style-name="P30"><text:span text:style-name="Source_20_Text"><text:s text:c="4"/>Math.toIntExact(Long.MAX_VALUE);</text:span></text:p>
      <text:p text:style-name="P30"><text:span text:style-name="Source_20_Text">}</text:span></text:p>
      <text:p text:style-name="P30"><text:span text:style-name="Source_20_Text">catch (ArithmeticException e) {</text:span></text:p>
      <text:p text:style-name="P30"><text:span text:style-name="Source_20_Text"><text:s text:c="4"/>System.err.println(e.getMessage());</text:span></text:p>
      <text:p text:style-name="P30"><text:span text:style-name="Source_20_Text"><text:s text:c="4"/>// =&gt; integer overflow</text:span></text:p>
      <text:p text:style-name="P35"><text:span text:style-name="Source_20_Text">}</text:span></text:p>
      <text:h text:style-name="P38" text:outline-level="3"><text:bookmark text:name="working-with-files"/>Working with Files<text:a xlink:type="simple" xlink:href="https://winterbe.com/posts/2015/03/25/java8-examples-string-number-math-files/#working-with-files" text:style-name="Internet_20_link" text:visited-style-name="Visited_20_Internet_20_Link">#</text:a></text:h>
      <text:p text:style-name="P22">The utility class <text:span text:style-name="Source_20_Text">Files</text:span> was first introduced in Java 7 as part of Java NIO. The JDK 8 API adds a couple of additional methods which enables us to use functional streams with files. Let's deep-dive into a couple of code samples.</text:p>
      <text:h text:style-name="P39" text:outline-level="4"><text:bookmark text:name="listing-files"/><text:soft-page-break/>Listing files<text:a xlink:type="simple" xlink:href="https://winterbe.com/posts/2015/03/25/java8-examples-string-number-math-files/#listing-files" text:style-name="Internet_20_link" text:visited-style-name="Visited_20_Internet_20_Link">#</text:a></text:h>
      <text:p text:style-name="P22">The method <text:span text:style-name="Source_20_Text">Files.list</text:span> streams all paths for a given directory, so we can use stream operations like <text:span text:style-name="Source_20_Text">filter</text:span> and <text:span text:style-name="Source_20_Text">sorted</text:span> upon the contents of the file system.</text:p>
      <text:p text:style-name="P30"><text:span text:style-name="Source_20_Text">try (Stream&lt;Path&gt; stream = Files.list(Paths.get(""))) {</text:span></text:p>
      <text:p text:style-name="P30"><text:span text:style-name="Source_20_Text"><text:s text:c="4"/>String joined = stream</text:span></text:p>
      <text:p text:style-name="P30"><text:span text:style-name="Source_20_Text"><text:s text:c="8"/>.map(String::valueOf)</text:span></text:p>
      <text:p text:style-name="P30"><text:span text:style-name="Source_20_Text"><text:s text:c="8"/>.filter(path -&gt; !path.startsWith("."))</text:span></text:p>
      <text:p text:style-name="P30"><text:span text:style-name="Source_20_Text"><text:s text:c="8"/>.sorted()</text:span></text:p>
      <text:p text:style-name="P30"><text:span text:style-name="Source_20_Text"><text:s text:c="8"/>.collect(Collectors.joining("; "));</text:span></text:p>
      <text:p text:style-name="P30"><text:span text:style-name="Source_20_Text"><text:s text:c="4"/>System.out.println("List: " + joined);</text:span></text:p>
      <text:p text:style-name="P35"><text:span text:style-name="Source_20_Text">}</text:span></text:p>
      <text:p text:style-name="P22">The above example lists all files for the current working directory, then maps each path to it's string representation. The result is then filtered, sorted and finally joined into a string. If you're not yet familiar with functional streams you should read my <text:a xlink:type="simple" xlink:href="https://winterbe.com/posts/2014/07/31/java8-stream-tutorial-examples/" text:style-name="Internet_20_link" text:visited-style-name="Visited_20_Internet_20_Link">Java 8 Stream Tutorial</text:a>.</text:p>
      <text:p text:style-name="P22">You might have noticed that the creation of the stream is wrapped into a try/with statement. Streams implement <text:span text:style-name="Source_20_Text">AutoCloseable</text:span> and in this case we really have to close the stream explicitly since it's backed by IO operations.</text:p>
      <text:p text:style-name="P40">The returned stream encapsulates a DirectoryStream. If timely disposal of file system resources is required, the try-with-resources construct should be used to ensure that the stream's close method is invoked after the stream operations are completed.</text:p>
      <text:h text:style-name="P39" text:outline-level="4"><text:bookmark text:name="finding-files"/>Finding files<text:a xlink:type="simple" xlink:href="https://winterbe.com/posts/2015/03/25/java8-examples-string-number-math-files/#finding-files" text:style-name="Internet_20_link" text:visited-style-name="Visited_20_Internet_20_Link">#</text:a></text:h>
      <text:p text:style-name="P22">The next example demonstrates how to find files in a directory or it's sub-directories.</text:p>
      <text:p text:style-name="P30"><text:span text:style-name="Source_20_Text">Path start = Paths.get("");</text:span></text:p>
      <text:p text:style-name="P30"><text:span text:style-name="Source_20_Text">int maxDepth = 5;</text:span></text:p>
      <text:p text:style-name="P30"><text:span text:style-name="Source_20_Text">try (Stream&lt;Path&gt; stream = Files.find(start, maxDepth, (path, attr) -&gt;</text:span></text:p>
      <text:p text:style-name="P30"><text:span text:style-name="Source_20_Text"><text:s text:c="8"/>String.valueOf(path).endsWith(".js"))) {</text:span></text:p>
      <text:p text:style-name="P30"><text:span text:style-name="Source_20_Text"><text:s text:c="4"/>String joined = stream</text:span></text:p>
      <text:p text:style-name="P30"><text:span text:style-name="Source_20_Text"><text:s text:c="8"/>.sorted()</text:span></text:p>
      <text:p text:style-name="P30"><text:span text:style-name="Source_20_Text"><text:s text:c="8"/>.map(String::valueOf)</text:span></text:p>
      <text:p text:style-name="P30"><text:span text:style-name="Source_20_Text"><text:s text:c="8"/>.collect(Collectors.joining("; "));</text:span></text:p>
      <text:p text:style-name="P30"><text:span text:style-name="Source_20_Text"><text:s text:c="4"/>System.out.println("Found: " + joined);</text:span></text:p>
      <text:p text:style-name="P35"><text:span text:style-name="Source_20_Text">}</text:span></text:p>
      <text:p text:style-name="P22">The method <text:span text:style-name="Source_20_Text">find</text:span> accepts three arguments: The directory path <text:span text:style-name="Source_20_Text">start</text:span> is the initial starting point and <text:span text:style-name="Source_20_Text">maxDepth</text:span> defines the maximum folder depth to be searched. The third argument is a matching predicate and defines the search logic. In the above example we search for all JavaScript files (filename ends with .js).</text:p>
      <text:p text:style-name="P22">We can achieve the same behavior by utilizing the method <text:span text:style-name="Source_20_Text">Files.walk</text:span>. Instead of passing a search predicate this method just walks over any file.</text:p>
      <text:p text:style-name="P30"><text:span text:style-name="Source_20_Text">Path start = Paths.get("");</text:span></text:p>
      <text:p text:style-name="P30"><text:span text:style-name="Source_20_Text">int maxDepth = 5;</text:span></text:p>
      <text:p text:style-name="P30"><text:span text:style-name="Source_20_Text">try (Stream&lt;Path&gt; stream = Files.walk(start, maxDepth)) {</text:span></text:p>
      <text:p text:style-name="P30"><text:span text:style-name="Source_20_Text"><text:s text:c="4"/>String joined = stream</text:span></text:p>
      <text:p text:style-name="P30"><text:span text:style-name="Source_20_Text"><text:s text:c="8"/>.map(String::valueOf)</text:span></text:p>
      <text:p text:style-name="P30"><text:span text:style-name="Source_20_Text"><text:s text:c="8"/>.filter(path -&gt; path.endsWith(".js"))</text:span></text:p>
      <text:p text:style-name="P30"><text:span text:style-name="Source_20_Text"><text:s text:c="8"/>.sorted()</text:span></text:p>
      <text:p text:style-name="P30"><text:span text:style-name="Source_20_Text"><text:s text:c="8"/>.collect(Collectors.joining("; "));</text:span></text:p>
      <text:p text:style-name="P30"><text:soft-page-break/><text:span text:style-name="Source_20_Text"><text:s text:c="4"/>System.out.println("walk(): " + joined);</text:span></text:p>
      <text:p text:style-name="P35"><text:span text:style-name="Source_20_Text">}</text:span></text:p>
      <text:p text:style-name="P22">In this example we use the stream operation <text:span text:style-name="Source_20_Text">filter</text:span> to achieve the same behavior as in the previous example.</text:p>
      <text:h text:style-name="P39" text:outline-level="4"><text:bookmark text:name="reading-and-writing-files"/>Reading and writing files<text:a xlink:type="simple" xlink:href="https://winterbe.com/posts/2015/03/25/java8-examples-string-number-math-files/#reading-and-writing-files" text:style-name="Internet_20_link" text:visited-style-name="Visited_20_Internet_20_Link">#</text:a></text:h>
      <text:p text:style-name="P22">Reading text files into memory and writing strings into a text file in Java 8 is finally a simple task. No messing around with readers and writers. The method <text:span text:style-name="Source_20_Text">Files.readAllLines</text:span> reads all lines of a given file into a list of strings. You can simply modify this list and write the lines into another file via <text:span text:style-name="Source_20_Text">Files.write</text:span>:</text:p>
      <text:p text:style-name="P30"><text:span text:style-name="Source_20_Text">List&lt;String&gt; lines = Files.readAllLines(Paths.get("res/nashorn1.js"));</text:span></text:p>
      <text:p text:style-name="P30"><text:span text:style-name="Source_20_Text">lines.add("print('foobar');");</text:span></text:p>
      <text:p text:style-name="P35"><text:span text:style-name="Source_20_Text">Files.write(Paths.get("res/nashorn1-modified.js"), lines);</text:span></text:p>
      <text:p text:style-name="P22">Please keep in mind that those methods are not very memory-efficient because the whole file will be read into memory. The larger the file the more heap-size will be used.</text:p>
      <text:p text:style-name="P22">As an memory-efficient alternative you could use the method <text:span text:style-name="Source_20_Text">Files.lines</text:span>. Instead of reading all lines into memory at once, this method reads and streams each line one by one via functional streams.</text:p>
      <text:p text:style-name="P30"><text:span text:style-name="Source_20_Text">try (Stream&lt;String&gt; stream = Files.lines(Paths.get("res/nashorn1.js"))) {</text:span></text:p>
      <text:p text:style-name="P30"><text:span text:style-name="Source_20_Text"><text:s text:c="4"/>stream</text:span></text:p>
      <text:p text:style-name="P30"><text:span text:style-name="Source_20_Text"><text:s text:c="8"/>.filter(line -&gt; line.contains("print"))</text:span></text:p>
      <text:p text:style-name="P30"><text:span text:style-name="Source_20_Text"><text:s text:c="8"/>.map(String::trim)</text:span></text:p>
      <text:p text:style-name="P30"><text:span text:style-name="Source_20_Text"><text:s text:c="8"/>.forEach(System.out::println);</text:span></text:p>
      <text:p text:style-name="P35"><text:span text:style-name="Source_20_Text">}</text:span></text:p>
      <text:p text:style-name="P22">If you need more fine-grained control you can instead construct a new buffered reader:</text:p>
      <text:p text:style-name="P30"><text:span text:style-name="Source_20_Text">Path path = Paths.get("res/nashorn1.js");</text:span></text:p>
      <text:p text:style-name="P30"><text:span text:style-name="Source_20_Text">try (BufferedReader reader = Files.newBufferedReader(path)) {</text:span></text:p>
      <text:p text:style-name="P30"><text:span text:style-name="Source_20_Text"><text:s text:c="4"/>System.out.println(reader.readLine());</text:span></text:p>
      <text:p text:style-name="P35"><text:span text:style-name="Source_20_Text">}</text:span></text:p>
      <text:p text:style-name="P22">Or in case you want to write to a file simply construct a buffered writer instead:</text:p>
      <text:p text:style-name="P30"><text:span text:style-name="Source_20_Text">Path path = Paths.get("res/output.js");</text:span></text:p>
      <text:p text:style-name="P30"><text:span text:style-name="Source_20_Text">try (BufferedWriter writer = Files.newBufferedWriter(path)) {</text:span></text:p>
      <text:p text:style-name="P30"><text:span text:style-name="Source_20_Text"><text:s text:c="4"/>writer.write("print('Hello World');");</text:span></text:p>
      <text:p text:style-name="P35"><text:span text:style-name="Source_20_Text">}</text:span></text:p>
      <text:p text:style-name="P22">Buffered readers also have access to functional streams. The method <text:span text:style-name="Source_20_Text">lines</text:span> construct a functional stream upon all lines denoted by the buffered reader:</text:p>
      <text:p text:style-name="P30"><text:span text:style-name="Source_20_Text">Path path = Paths.get("res/nashorn1.js");</text:span></text:p>
      <text:p text:style-name="P30"><text:span text:style-name="Source_20_Text">try (BufferedReader reader = Files.newBufferedReader(path)) {</text:span></text:p>
      <text:p text:style-name="P30"><text:span text:style-name="Source_20_Text"><text:s text:c="4"/>long countPrints = reader</text:span></text:p>
      <text:p text:style-name="P30"><text:span text:style-name="Source_20_Text"><text:s text:c="8"/>.lines()</text:span></text:p>
      <text:p text:style-name="P30"><text:span text:style-name="Source_20_Text"><text:s text:c="8"/>.filter(line -&gt; line.contains("print"))</text:span></text:p>
      <text:p text:style-name="P30"><text:span text:style-name="Source_20_Text"><text:s text:c="8"/>.count();</text:span></text:p>
      <text:p text:style-name="P30"><text:span text:style-name="Source_20_Text"><text:s text:c="4"/>System.out.println(countPrints);</text:span></text:p>
      <text:p text:style-name="P35"><text:span text:style-name="Source_20_Text">}</text:span></text:p>
      <text:p text:style-name="P22"><text:soft-page-break/>So as you can see Java 8 provides three simple ways to read the lines of a text file, making text file handling quite convenient.</text:p>
      <text:p text:style-name="P22">Unfortunately you have to close functional file streams explicitly with try/with statements which makes the code samples still kinda cluttered. I would have expected that functional streams auto-close when calling a terminal operation like <text:span text:style-name="Source_20_Text">count</text:span> or <text:span text:style-name="Source_20_Text">collect</text:span> since you cannot call terminal operations twice on the same stream anyway.</text:p>
      <text:p text:style-name="P22">I hope you've enjoyed this article. All code samples are <text:a xlink:type="simple" xlink:href="https://github.com/winterbe/java8-tutorial" text:style-name="Internet_20_link" text:visited-style-name="Visited_20_Internet_20_Link">hosted on GitHub</text:a> along with plenty of other code snippets from all the <text:a xlink:type="simple" xlink:href="https://winterbe.com/java/" text:style-name="Internet_20_link" text:visited-style-name="Visited_20_Internet_20_Link">Java 8 articles</text:a> of my blog. If this post was kinda useful to you feel free to <text:a xlink:type="simple" xlink:href="https://github.com/winterbe/java8-tutorial" text:style-name="Internet_20_link" text:visited-style-name="Visited_20_Internet_20_Link">star</text:a> the repo and <text:a xlink:type="simple" xlink:href="https://twitter.com/winterbe_" text:style-name="Internet_20_link" text:visited-style-name="Visited_20_Internet_20_Link">follow me</text:a> on Twitter.</text:p>
      <text:p text:style-name="P22">Keep on coding!</text:p>
      <text:p text:style-name="P22"/>
      <text:h text:style-name="P38" text:outline-level="3"><text:bookmark text:name="improving-null-safety-in-java-8"/>Improving Null Safety in Java 8<text:a xlink:type="simple" xlink:href="https://winterbe.com/posts/2015/03/15/avoid-null-checks-in-java/#improving-null-safety-in-java-8" text:style-name="Internet_20_link" text:visited-style-name="Visited_20_Internet_20_Link">#</text:a></text:h>
      <text:p text:style-name="P22">I've already shown in <text:a xlink:type="simple" xlink:href="https://winterbe.com/posts/2014/07/31/java8-stream-tutorial-examples/" text:style-name="Internet_20_link" text:visited-style-name="Visited_20_Internet_20_Link">another post</text:a> how we can utilize the <text:span text:style-name="Source_20_Text">Optional</text:span> type of Java 8 to prevent null checks. Here's the example code from the original post.</text:p>
      <text:p text:style-name="P22">Assuming we have a hierarchical class structure like this:</text:p>
      <text:p text:style-name="P30"><text:span text:style-name="Source_20_Text">class Outer {</text:span></text:p>
      <text:p text:style-name="P30"><text:span text:style-name="Source_20_Text"><text:s text:c="4"/>Nested nested;</text:span></text:p>
      <text:p text:style-name="P30"><text:span text:style-name="Source_20_Text"><text:s text:c="4"/>Nested getNested() {</text:span></text:p>
      <text:p text:style-name="P30"><text:span text:style-name="Source_20_Text"><text:s text:c="8"/>return nested;</text:span></text:p>
      <text:p text:style-name="P30"><text:span text:style-name="Source_20_Text"><text:s text:c="4"/>}</text:span></text:p>
      <text:p text:style-name="P30"><text:span text:style-name="Source_20_Text">}</text:span></text:p>
      <text:p text:style-name="P30"><text:span text:style-name="Source_20_Text">class Nested {</text:span></text:p>
      <text:p text:style-name="P30"><text:span text:style-name="Source_20_Text"><text:s text:c="4"/>Inner inner;</text:span></text:p>
      <text:p text:style-name="P30"><text:span text:style-name="Source_20_Text"><text:s text:c="4"/>Inner getInner() {</text:span></text:p>
      <text:p text:style-name="P30"><text:span text:style-name="Source_20_Text"><text:s text:c="8"/>return inner;</text:span></text:p>
      <text:p text:style-name="P30"><text:span text:style-name="Source_20_Text"><text:s text:c="4"/>}</text:span></text:p>
      <text:p text:style-name="P30"><text:span text:style-name="Source_20_Text">}</text:span></text:p>
      <text:p text:style-name="P30"><text:span text:style-name="Source_20_Text">class Inner {</text:span></text:p>
      <text:p text:style-name="P30"><text:span text:style-name="Source_20_Text"><text:s text:c="4"/>String foo;</text:span></text:p>
      <text:p text:style-name="P30"><text:span text:style-name="Source_20_Text"><text:s text:c="4"/>String getFoo() {</text:span></text:p>
      <text:p text:style-name="P30"><text:span text:style-name="Source_20_Text"><text:s text:c="8"/>return foo;</text:span></text:p>
      <text:p text:style-name="P30"><text:span text:style-name="Source_20_Text"><text:s text:c="4"/>}</text:span></text:p>
      <text:p text:style-name="P35"><text:span text:style-name="Source_20_Text">}</text:span></text:p>
      <text:p text:style-name="P22">Resolving a deep nested path in this structure can be kinda awkward. We have to write a bunch of null checks to make sure not to raise a <text:span text:style-name="Source_20_Text">NullPointerException</text:span>:</text:p>
      <text:p text:style-name="P30"><text:span text:style-name="Source_20_Text">Outer outer = new Outer();</text:span></text:p>
      <text:p text:style-name="P30"><text:span text:style-name="Source_20_Text">if (outer != null &amp;&amp; outer.nested != null &amp;&amp; outer.nested.inner != null) {</text:span></text:p>
      <text:p text:style-name="P30"><text:span text:style-name="Source_20_Text"><text:s text:c="4"/>System.out.println(outer.nested.inner.foo);</text:span></text:p>
      <text:p text:style-name="P35"><text:span text:style-name="Source_20_Text">}</text:span></text:p>
      <text:p text:style-name="P22">We can get rid of all those null checks by utilizing the Java 8 <text:span text:style-name="Source_20_Text">Optional</text:span> type. The method <text:span text:style-name="Source_20_Text">map</text:span> accepts a lambda expression of type <text:span text:style-name="Source_20_Text">Function</text:span> and automatically wraps each function result into an <text:span text:style-name="Source_20_Text">Optional</text:span>. That enables us to pipe multiple <text:span text:style-name="Source_20_Text">map</text:span> operations in a row. Null checks are automatically handled under the hood.</text:p>
      <text:p text:style-name="P30"><text:span text:style-name="Source_20_Text">Optional.of(new Outer())</text:span></text:p>
      <text:p text:style-name="P30"><text:soft-page-break/><text:span text:style-name="Source_20_Text"><text:s text:c="4"/>.map(Outer::getNested)</text:span></text:p>
      <text:p text:style-name="P30"><text:span text:style-name="Source_20_Text"><text:s text:c="4"/>.map(Nested::getInner)</text:span></text:p>
      <text:p text:style-name="P30"><text:span text:style-name="Source_20_Text"><text:s text:c="4"/>.map(Inner::getFoo)</text:span></text:p>
      <text:p text:style-name="P35"><text:span text:style-name="Source_20_Text"><text:s text:c="4"/>.ifPresent(System.out::println);</text:span></text:p>
      <text:p text:style-name="P22">An alternative way to achieve the same behavior is by utilizing a supplier function to resolve the nested path:</text:p>
      <text:p text:style-name="P30"><text:span text:style-name="Source_20_Text">Outer obj = new Outer();</text:span></text:p>
      <text:p text:style-name="P30"><text:span text:style-name="Source_20_Text">resolve(() -&gt; obj.getNested().getInner().getFoo());</text:span></text:p>
      <text:p text:style-name="P35"><text:span text:style-name="Source_20_Text"><text:s text:c="4"/>.ifPresent(System.out::println);</text:span></text:p>
      <text:p text:style-name="P22">Calling <text:span text:style-name="Source_20_Text">obj.getNested().getInner().getFoo())</text:span> might throw a <text:span text:style-name="Source_20_Text">NullPointerException</text:span>. In this case the exception will be caught and the method returns <text:span text:style-name="Source_20_Text">Optional.empty()</text:span>.</text:p>
      <text:p text:style-name="P30"><text:span text:style-name="Source_20_Text">public static &lt;T&gt; Optional&lt;T&gt; resolve(Supplier&lt;T&gt; resolver) {</text:span></text:p>
      <text:p text:style-name="P30"><text:span text:style-name="Source_20_Text"><text:s text:c="4"/>try {</text:span></text:p>
      <text:p text:style-name="P30"><text:span text:style-name="Source_20_Text"><text:s text:c="8"/>T result = resolver.get();</text:span></text:p>
      <text:p text:style-name="P30"><text:span text:style-name="Source_20_Text"><text:s text:c="8"/>return Optional.ofNullable(result);</text:span></text:p>
      <text:p text:style-name="P30"><text:span text:style-name="Source_20_Text"><text:s text:c="4"/>}</text:span></text:p>
      <text:p text:style-name="P30"><text:span text:style-name="Source_20_Text"><text:s text:c="4"/>catch (NullPointerException e) {</text:span></text:p>
      <text:p text:style-name="P30"><text:span text:style-name="Source_20_Text"><text:s text:c="8"/>return Optional.empty();</text:span></text:p>
      <text:p text:style-name="P30"><text:span text:style-name="Source_20_Text"><text:s text:c="4"/>}</text:span></text:p>
      <text:p text:style-name="P35"><text:span text:style-name="Source_20_Text">}</text:span></text:p>
      <text:p text:style-name="P22">Please keep in mind that both solutions are probably not as performant as traditional null checks. In most cases that shouldn't be much of an issue.</text:p>
      <text:p text:style-name="P22"><text:s/></text:p>
      <text:p text:style-name="P26"/>
      <text:section text:style-name="Sect1" text:name="ember1386">
        <text:section text:style-name="Sect1" text:name="ember1387">
          <text:p text:style-name="P22">Main topics:</text:p>
          <text:list xml:id="list2376325323662904108" text:style-name="L19">
            <text:list-item>
              <text:p text:style-name="P7">returning functions;</text:p>
            </text:list-item>
            <text:list-item>
              <text:p text:style-name="P19">currying.</text:p>
            </text:list-item>
          </text:list>
          <text:p text:style-name="P22">Let's start!</text:p>
          <text:p text:style-name="P22">For more details, see: </text:p>
          <text:list xml:id="list7518026436025844055" text:style-name="L20">
            <text:list-item>
              <text:p text:style-name="P8"><text:a xlink:type="simple" xlink:href="https://dzone.com/articles/whats-wrong-java-8-currying-vs" office:target-frame-name="_blank" xlink:show="new" text:style-name="Internet_20_link" text:visited-style-name="Visited_20_Internet_20_Link">https://dzone.com/articles/whats-wrong-java-8-currying-vs</text:a> [Java]</text:p>
            </text:list-item>
            <text:list-item>
              <text:p text:style-name="P20"><text:a xlink:type="simple" xlink:href="http://lukajcb.github.io/blog/scala/2016/03/08/a-real-world-currying-example.html" office:target-frame-name="_blank" xlink:show="new" text:style-name="Internet_20_link" text:visited-style-name="Visited_20_Internet_20_Link">http://lukajcb.github.io/blog/scala/2016/03/08/a-real-world-currying-example.html</text:a> [Scala]</text:p>
            </text:list-item>
          </text:list>
        </text:section>
      </text:section>
      <text:p text:style-name="P26"/>
      <text:section text:style-name="Sect1" text:name="ember1587">
        <text:section text:style-name="Sect1" text:name="ember1588">
          <text:h text:style-name="P36" text:outline-level="2">Returning functions</text:h>
          <text:p text:style-name="P22">As a function may be considered as an object we can accept it as a method argument and return it as a value.</text:p>
          <text:p text:style-name="P22">Let's consider the code below.</text:p>
          <text:p text:style-name="P30"><text:span text:style-name="Source_20_Text">public static IntBinaryOperator sumF(IntUnaryOperator f) {</text:span></text:p>
          <text:p text:style-name="P30"><text:span text:style-name="Source_20_Text"><text:s text:c="4"/>return (a, b) -&gt; f.applyAsInt(a) + f.applyAsInt(b);</text:span></text:p>
          <text:p text:style-name="P35"><text:span text:style-name="Source_20_Text">} </text:span></text:p>
          <text:p text:style-name="P10"><text:soft-page-break/></text:p>
          <text:p text:style-name="P10">The method <text:span text:style-name="T1">sumF</text:span> accepts an operator <text:span text:style-name="T1">f</text:span> with an integer argument and returns <text:span text:style-name="T1">another operator </text:span>with two integer arguments. In the method body an two-arguments anonymous function is constructed and returned. This function applies <text:span text:style-name="T1">f</text:span> to each its argument and summarizes results.</text:p>
          <text:p text:style-name="P10"/>
          <text:p text:style-name="P10">What can we do now?</text:p>
          <text:p text:style-name="P10">Let's write a function <text:span text:style-name="T1">sumOfSquares</text:span> in terms of <text:span text:style-name="T1">sumF</text:span> and then apply values.</text:p>
          <text:p text:style-name="P22"/>
          <text:p text:style-name="P30"><text:span text:style-name="Source_20_Text">// build a new sumOfSquares operator</text:span></text:p>
          <text:p text:style-name="P30"><text:span text:style-name="Source_20_Text">IntBinaryOperator sumOfSquares = sumF(x -&gt; x * x);</text:span></text:p>
          <text:p text:style-name="P30"/>
          <text:p text:style-name="P30"><text:span text:style-name="Source_20_Text">// the sum is equal to 125</text:span></text:p>
          <text:p text:style-name="P35"><text:span text:style-name="Source_20_Text">long sum = sumOfSquares.applyAsInt(5, 10);</text:span></text:p>
          <text:p text:style-name="P10"/>
          <text:p text:style-name="P10">Another example:</text:p>
          <text:p text:style-name="P22"/>
          <text:p text:style-name="P30"><text:span text:style-name="Source_20_Text">// sum of two identities: 0 + 10 = 10</text:span></text:p>
          <text:p text:style-name="P30"><text:span text:style-name="Source_20_Text">long sumOfIdentities = sumF(x -&gt; x).applyAsInt(0, 10);</text:span></text:p>
          <text:p text:style-name="P30"/>
          <text:p text:style-name="P30"><text:span text:style-name="Source_20_Text">// sum with coefficients: 10 * 2 + 11 * 2 = 42</text:span></text:p>
          <text:p text:style-name="P30"><text:span text:style-name="Source_20_Text">long sumWithCoefficient = sumF(x -&gt; x * 2).applyAsInt(10, 11);</text:span></text:p>
          <text:p text:style-name="P30"/>
          <text:p text:style-name="P30"><text:span text:style-name="Source_20_Text">// sum of two cubes: 3 * 3 * 3 + 8 * 8 * 8 = 539</text:span></text:p>
          <text:p text:style-name="P35"><text:span text:style-name="Source_20_Text">long sumOfCubes = sumF(x -&gt; x * x * x).applyAsInt(3, 8);</text:span></text:p>
          <text:p text:style-name="P10"/>
          <text:p text:style-name="P10">As you can see, the possibility of returning functions opens easy way to build more complex and generalized functions.</text:p>
        </text:section>
      </text:section>
      <text:h text:style-name="P36" text:outline-level="2">Currying</text:h>
      <text:p text:style-name="P22"><text:span text:style-name="T1">Currying</text:span> is a technique of translating the evaluation of a function that takes multiple parameters into evaluating a sequence of functions, each with a single parameter.</text:p>
      <text:p text:style-name="P30"><text:span text:style-name="Source_20_Text">IntBinaryOperator notCurriedFun = (x, y) -&gt; x + y; // not a curried function</text:span></text:p>
      <text:p text:style-name="P30"/>
      <text:p text:style-name="P35"><text:span text:style-name="Source_20_Text">IntFunction&lt;IntUnaryOperator&gt; curriedFun = x -&gt; y -&gt; x + y; // a curried function</text:span></text:p>
      <text:p text:style-name="P22">We can define curried function with three arguments and then apply arguments one by one.</text:p>
      <text:p text:style-name="P30"><text:span text:style-name="Source_20_Text">// curried function</text:span></text:p>
      <text:p text:style-name="P30"><text:span text:style-name="Source_20_Text">IntFunction&lt;IntFunction&lt;IntFunction&lt;Integer&gt;&gt;&gt; fff = x -&gt; y -&gt; z -&gt; x * y + z;</text:span></text:p>
      <text:p text:style-name="P30"/>
      <text:p text:style-name="P30"><text:span text:style-name="Source_20_Text">// fff returns a curried function y -&gt; z -&gt; 2 * y + z</text:span></text:p>
      <text:p text:style-name="P30"><text:span text:style-name="Source_20_Text">IntFunction&lt;IntFunction&lt;Integer&gt;&gt; ff = fff.apply(2);</text:span></text:p>
      <text:p text:style-name="P30"/>
      <text:p text:style-name="P30"><text:span text:style-name="Source_20_Text">// ff returns a curried function z -&gt; 2 * 3 + z</text:span></text:p>
      <text:p text:style-name="P30"><text:span text:style-name="Source_20_Text">IntFunction&lt;Integer&gt; f = ff.apply(3);</text:span></text:p>
      <text:p text:style-name="P30"/>
      <text:p text:style-name="P30"><text:span text:style-name="Source_20_Text">// f returns 7</text:span></text:p>
      <text:p text:style-name="P35"><text:span text:style-name="Source_20_Text">int result = f.apply(1);</text:span></text:p>
      <text:p text:style-name="P22"><text:soft-page-break/><text:line-break/>A more short example.</text:p>
      <text:p text:style-name="P30"><text:span text:style-name="Source_20_Text">// the another result is equal to 153</text:span></text:p>
      <text:p text:style-name="P35"><text:span text:style-name="Source_20_Text">int anotherResult = fff.apply(10).apply(15).apply(3);</text:span></text:p>
      <text:p text:style-name="P10">Let's rewrite the considered <text:span text:style-name="T1">sumF</text:span> method. Instead of this method returning a function we can write a curried function and then use it in the same way.</text:p>
      <text:p text:style-name="P22"/>
      <text:p text:style-name="P30"/>
      <text:p text:style-name="P30"><text:span text:style-name="Source_20_Text">Function&lt;IntUnaryOperator, IntBinaryOperator&gt; sumF = </text:span></text:p>
      <text:p text:style-name="P30"><text:span text:style-name="Source_20_Text"><text:s text:c="8"/>(f) -&gt; (a, b) -&gt; f.applyAsInt(a) + f.applyAsInt(b);</text:span></text:p>
      <text:p text:style-name="P30"/>
      <text:p text:style-name="P30"/>
      <text:p text:style-name="P30"/>
      <text:p text:style-name="P30"><text:span text:style-name="Source_20_Text">// build a new sumOfSquares operator in terms of sumF</text:span></text:p>
      <text:p text:style-name="P35"><text:span text:style-name="Source_20_Text">IntBinaryOperator sumOfSquares = sumF.apply(x -&gt; x * x);</text:span></text:p>
      <text:p text:style-name="P22"/>
      <text:p text:style-name="P30"/>
      <text:p text:style-name="P30"><text:span text:style-name="Source_20_Text">// the sum is equal to 125 again</text:span></text:p>
      <text:p text:style-name="P35"><text:span text:style-name="Source_20_Text">long sum = sumOfSquares.applyAsInt(5, 10);</text:span></text:p>
      <text:p text:style-name="P10"/>
      <text:p text:style-name="P10">As you see, returning functions and currying are very close concepts and both of them are based on <text:span text:style-name="T1">closures</text:span>.</text:p>
      <text:p text:style-name="P10"/>
      <text:p text:style-name="P27">Let's consider another example.<text:line-break/><text:line-break/>We would like to say <text:span text:style-name="T2">"Hi"</text:span> to our friends and <text:span text:style-name="T2">"Hello"</text:span> to our partners. We can create a function that has two arguments: <text:span text:style-name="T1">what </text:span>and <text:span text:style-name="T1">whom</text:span>. The function will apply <text:span text:style-name="T1">what</text:span> in dependency on the context.</text:p>
      <text:p text:style-name="P35"><text:span text:style-name="Source_20_Text">Function&lt;String, Consumer&lt;String&gt;&gt; say = what -&gt; whom -&gt; System.out.println(what + ", " + whom);</text:span></text:p>
      <text:p text:style-name="P22"><text:line-break/>The friends context:</text:p>
      <text:p text:style-name="P30"><text:span text:style-name="Source_20_Text">List&lt;String&gt; friends = Arrays.asList("John", "Neal", "Natasha");</text:span></text:p>
      <text:p text:style-name="P30"><text:span text:style-name="Source_20_Text">Consumer&lt;String&gt; sayHi = say.apply("Hi");</text:span></text:p>
      <text:p text:style-name="P30"/>
      <text:p text:style-name="P30"><text:span text:style-name="Source_20_Text">// too many lines of a code...</text:span></text:p>
      <text:p text:style-name="P30"/>
      <text:p text:style-name="P35"><text:span text:style-name="Source_20_Text">friends.forEach(sayHi);</text:span></text:p>
      <text:p text:style-name="P22"><text:line-break/>The partners context:</text:p>
      <text:p text:style-name="P30"><text:span text:style-name="Source_20_Text">List&lt;String&gt; partners = Arrays.asList("Randolph Singleton", "Jessie James");</text:span></text:p>
      <text:p text:style-name="P30"><text:span text:style-name="Source_20_Text">Consumer&lt;String&gt; sayHello = say.apply("Hello");</text:span></text:p>
      <text:p text:style-name="P30"/>
      <text:p text:style-name="P30"><text:span text:style-name="Source_20_Text">// somewhere in another method</text:span></text:p>
      <text:p text:style-name="P35"><text:span text:style-name="Source_20_Text">partners.forEach(sayHello);</text:span></text:p>
      <text:p text:style-name="P22"><text:soft-page-break/><text:line-break/>The result:</text:p>
      <text:p text:style-name="P30"><text:span text:style-name="Source_20_Text">Hi, John</text:span></text:p>
      <text:p text:style-name="P30"><text:span text:style-name="Source_20_Text">Hi, Neal</text:span></text:p>
      <text:p text:style-name="P30"><text:span text:style-name="Source_20_Text">Hi, Natasha</text:span></text:p>
      <text:p text:style-name="P30"><text:span text:style-name="Source_20_Text">Hello, Randolph Singleton</text:span></text:p>
      <text:p text:style-name="P35"><text:span text:style-name="Source_20_Text">Hello, Jessie James</text:span></text:p>
      <text:p text:style-name="P22"><text:line-break/>Of course, we could get the person list from a database and a passing the consumer as a method parameter from another part of our program or do something more complex.</text:p>
      <text:p text:style-name="P22"/>
      <text:p text:style-name="P22">Main topics:</text:p>
      <text:list xml:id="list1009737115348172212" text:style-name="L21">
        <text:list-item>
          <text:p text:style-name="P9">understanding monads;</text:p>
        </text:list-item>
        <text:list-item>
          <text:p text:style-name="P9">optional;</text:p>
        </text:list-item>
        <text:list-item>
          <text:p text:style-name="P9">stream;</text:p>
        </text:list-item>
        <text:list-item>
          <text:p text:style-name="P9">work with two monads together;</text:p>
        </text:list-item>
        <text:list-item>
          <text:p text:style-name="P9">completable future;</text:p>
        </text:list-item>
        <text:list-item>
          <text:p text:style-name="P21">hand-made try.</text:p>
        </text:list-item>
      </text:list>
      <text:p text:style-name="P10"/>
      <text:p text:style-name="P10">Also, you may see a good presentation<text:line-break/><text:a xlink:type="simple" xlink:href="https://www.slideshare.net/mariofusco/monadic-java" office:target-frame-name="_blank" xlink:show="new" text:style-name="Internet_20_link" text:visited-style-name="Visited_20_Internet_20_Link">https://www.slideshare.net/mariofusco/monadic-java</text:a><text:line-break/><text:line-break/>and read the ﻿articles<text:line-break/><text:a xlink:type="simple" xlink:href="https://dzone.com/articles/whats-wrong-java-8-part-iv" office:target-frame-name="_blank" xlink:show="new" text:style-name="Internet_20_link" text:visited-style-name="Visited_20_Internet_20_Link">https://dzone.com/articles/whats-wrong-java-8-part-iv</text:a></text:p>
      <text:p text:style-name="P10"><text:a xlink:type="simple" xlink:href="http://mrbool.com/getting-started-with-java-monads/34302" office:target-frame-name="_blank" xlink:show="new" text:style-name="Internet_20_link" text:visited-style-name="Visited_20_Internet_20_Link">http://mrbool.com/getting-started-with-java-monads/34302</text:a>﻿</text:p>
      <text:p text:style-name="P10"><text:a xlink:type="simple" xlink:href="https://dzone.com/articles/functor-and-monad-examples-in-plain-java" office:target-frame-name="_blank" xlink:show="new" text:style-name="Internet_20_link" text:visited-style-name="Visited_20_Internet_20_Link">https://dzone.com/articles/functor-and-monad-examples-in-plain-java</text:a>﻿</text:p>
      <text:p text:style-name="P10"/>
      <text:p text:style-name="P10">just for fun</text:p>
      <text:p text:style-name="P10"><text:a xlink:type="simple" xlink:href="https://wiki.haskell.org/Monad_tutorials_timeline" office:target-frame-name="_blank" xlink:show="new" text:style-name="Internet_20_link" text:visited-style-name="Visited_20_Internet_20_Link">https://wiki.haskell.org/Monad_tutorials_timeline</text:a></text:p>
      <text:p text:style-name="P2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09:48:12.311438380</meta:creation-date>
    <dc:date>2021-11-10T09:48:54.519340151</dc:date>
    <meta:editing-duration>PT43S</meta:editing-duration>
    <meta:editing-cycles>1</meta:editing-cycles>
    <meta:document-statistic meta:table-count="0" meta:image-count="0" meta:object-count="0" meta:page-count="26" meta:paragraph-count="794" meta:word-count="6126" meta:character-count="42943" meta:non-whitespace-character-count="36206"/>
    <meta:generator>LibreOffice/5.1.2.2$Linux_X86_64 LibreOffice_project/10m0$Build-2</meta:generator>
  </office:meta>
</office:document-meta>
</file>